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15.3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5pt solid #000000" fo:border-right="none" fo:border-top="none"/>
    </style:style>
    <style:style style:name="ce2" style:family="table-cell" style:parent-style-name="Default">
      <style:table-cell-properties fo:border-bottom="none" fo:border-left="3pt solid #000000" fo:border-right="none" fo:border-top="none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rmi-ent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ce1"/>
        <table:table-column table:style-name="co2" table:default-cell-style-name="Default"/>
        <table:table-column table:style-name="co1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4"/>
        <table:table-column table:style-name="co6" table:number-columns-repeated="3" table:default-cell-style-name="Default"/>
        <table:table-column table:style-name="co5" table:default-cell-style-name="ce2"/>
        <table:table-column table:style-name="co7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00" calcext:value-type="float">
            <text:p>13600</text:p>
          </table:table-cell>
          <table:table-cell office:value-type="float" office:value="0" calcext:value-type="float">
            <text:p>0</text:p>
          </table:table-cell>
          <table:table-cell office:value-type="float" office:value="15500" calcext:value-type="float">
            <text:p>15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2.16994" calcext:value-type="float">
            <text:p>2.16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148.65" calcext:value-type="float">
            <text:p>3148.65</text:p>
          </table:table-cell>
          <table:table-cell office:value-type="float" office:value="-42560.3" calcext:value-type="float">
            <text:p>-42560.3</text:p>
          </table:table-cell>
          <table:table-cell office:value-type="float" office:value="-4081.14" calcext:value-type="float">
            <text:p>-408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.388" calcext:value-type="float">
            <text:p>274.388</text:p>
          </table:table-cell>
          <table:table-cell office:value-type="float" office:value="254.115" calcext:value-type="float">
            <text:p>254.115</text:p>
          </table:table-cell>
          <table:table-cell office:value-type="float" office:value="227.275" calcext:value-type="float">
            <text:p>227.275</text:p>
          </table:table-cell>
          <table:table-cell office:value-type="float" office:value="2.15645" calcext:value-type="float">
            <text:p>2.15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025.51" calcext:value-type="float">
            <text:p>3025.51</text:p>
          </table:table-cell>
          <table:table-cell office:value-type="float" office:value="-2652.21" calcext:value-type="float">
            <text:p>-2652.21</text:p>
          </table:table-cell>
          <table:table-cell office:value-type="float" office:value="-4155.06" calcext:value-type="float">
            <text:p>-4155.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012207" calcext:value-type="float">
            <text:p>0.00012207</text:p>
          </table:table-cell>
          <table:table-cell office:value-type="float" office:value="2.15448" calcext:value-type="float">
            <text:p>2.15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3025.5" calcext:value-type="float">
            <text:p>13025.5</text:p>
          </table:table-cell>
          <table:table-cell office:value-type="float" office:value="-12652.2" calcext:value-type="float">
            <text:p>-12652.2</text:p>
          </table:table-cell>
          <table:table-cell office:value-type="float" office:value="-4155.06" calcext:value-type="float">
            <text:p>-4155.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2.13934" calcext:value-type="float">
            <text:p>2.13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64.08" calcext:value-type="float">
            <text:p>-6264.08</text:p>
          </table:table-cell>
          <table:table-cell office:value-type="float" office:value="2185" calcext:value-type="float">
            <text:p>2185</text:p>
          </table:table-cell>
          <table:table-cell office:value-type="float" office:value="-7225.88" calcext:value-type="float">
            <text:p>-7225.88</text:p>
          </table:table-cell>
          <table:table-cell office:value-type="float" office:value="-8390.88" calcext:value-type="float">
            <text:p>-8390.88</text:p>
          </table:table-cell>
          <table:table-cell office:value-type="float" office:value="2235" calcext:value-type="float">
            <text:p>2235</text:p>
          </table:table-cell>
          <table:table-cell office:value-type="float" office:value="-3423.94" calcext:value-type="float">
            <text:p>-3423.94</text:p>
          </table:table-cell>
          <table:table-cell office:value-type="float" office:value="446.08" calcext:value-type="float">
            <text:p>446.08</text:p>
          </table:table-cell>
          <table:table-cell office:value-type="float" office:value="2315" calcext:value-type="float">
            <text:p>2315</text:p>
          </table:table-cell>
          <table:table-cell office:value-type="float" office:value="790.875" calcext:value-type="float">
            <text:p>790.875</text:p>
          </table:table-cell>
          <table:table-cell office:value-type="float" office:value="2.08585" calcext:value-type="float">
            <text:p>2.08585</text:p>
          </table:table-cell>
          <table:table-cell office:value-type="float" office:value="2.1192" calcext:value-type="float">
            <text:p>2.119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34.76" calcext:value-type="float">
            <text:p>-8334.76</text:p>
          </table:table-cell>
          <table:table-cell office:value-type="float" office:value="2185" calcext:value-type="float">
            <text:p>2185</text:p>
          </table:table-cell>
          <table:table-cell office:value-type="float" office:value="-7096.69" calcext:value-type="float">
            <text:p>-7096.69</text:p>
          </table:table-cell>
          <table:table-cell office:value-type="float" office:value="-8390.88" calcext:value-type="float">
            <text:p>-8390.88</text:p>
          </table:table-cell>
          <table:table-cell office:value-type="float" office:value="2235" calcext:value-type="float">
            <text:p>2235</text:p>
          </table:table-cell>
          <table:table-cell office:value-type="float" office:value="-3423.94" calcext:value-type="float">
            <text:p>-3423.94</text:p>
          </table:table-cell>
          <table:table-cell office:value-type="float" office:value="1815.25" calcext:value-type="float">
            <text:p>1815.25</text:p>
          </table:table-cell>
          <table:table-cell office:value-type="float" office:value="2315" calcext:value-type="float">
            <text:p>2315</text:p>
          </table:table-cell>
          <table:table-cell office:value-type="float" office:value="238.67" calcext:value-type="float">
            <text:p>238.67</text:p>
          </table:table-cell>
          <table:table-cell office:value-type="float" office:value="2.08582" calcext:value-type="float">
            <text:p>2.08582</text:p>
          </table:table-cell>
          <table:table-cell office:value-type="float" office:value="2.11904" calcext:value-type="float">
            <text:p>2.1190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09.65" calcext:value-type="float">
            <text:p>-8309.65</text:p>
          </table:table-cell>
          <table:table-cell office:value-type="float" office:value="2360" calcext:value-type="float">
            <text:p>2360</text:p>
          </table:table-cell>
          <table:table-cell office:value-type="float" office:value="1151.38" calcext:value-type="float">
            <text:p>1151.38</text:p>
          </table:table-cell>
          <table:table-cell office:value-type="float" office:value="-8257.5" calcext:value-type="float">
            <text:p>-8257.5</text:p>
          </table:table-cell>
          <table:table-cell office:value-type="float" office:value="2235" calcext:value-type="float">
            <text:p>2235</text:p>
          </table:table-cell>
          <table:table-cell office:value-type="float" office:value="89.998" calcext:value-type="float">
            <text:p>89.998</text:p>
          </table:table-cell>
          <table:table-cell office:value-type="float" office:value="2693.48" calcext:value-type="float">
            <text:p>2693.48</text:p>
          </table:table-cell>
          <table:table-cell office:value-type="float" office:value="2140" calcext:value-type="float">
            <text:p>2140</text:p>
          </table:table-cell>
          <table:table-cell office:value-type="float" office:value="1422.23" calcext:value-type="float">
            <text:p>1422.23</text:p>
          </table:table-cell>
          <table:table-cell office:value-type="float" office:value="2.0858" calcext:value-type="float">
            <text:p>2.0858</text:p>
          </table:table-cell>
          <table:table-cell office:value-type="float" office:value="2.11875" calcext:value-type="float">
            <text:p>2.1187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07.39" calcext:value-type="float">
            <text:p>-6607.39</text:p>
          </table:table-cell>
          <table:table-cell office:value-type="float" office:value="2235" calcext:value-type="float">
            <text:p>2235</text:p>
          </table:table-cell>
          <table:table-cell office:value-type="float" office:value="3197.6" calcext:value-type="float">
            <text:p>3197.6</text:p>
          </table:table-cell>
          <table:table-cell office:value-type="float" office:value="-7859.99" calcext:value-type="float">
            <text:p>-7859.99</text:p>
          </table:table-cell>
          <table:table-cell office:value-type="float" office:value="2235" calcext:value-type="float">
            <text:p>2235</text:p>
          </table:table-cell>
          <table:table-cell office:value-type="float" office:value="4764.02" calcext:value-type="float">
            <text:p>4764.02</text:p>
          </table:table-cell>
          <table:table-cell office:value-type="float" office:value="646.975" calcext:value-type="float">
            <text:p>646.975</text:p>
          </table:table-cell>
          <table:table-cell office:value-type="float" office:value="2265" calcext:value-type="float">
            <text:p>2265</text:p>
          </table:table-cell>
          <table:table-cell office:value-type="float" office:value="861.624" calcext:value-type="float">
            <text:p>861.624</text:p>
          </table:table-cell>
          <table:table-cell office:value-type="float" office:value="2.08577" calcext:value-type="float">
            <text:p>2.08577</text:p>
          </table:table-cell>
          <table:table-cell office:value-type="float" office:value="2.11792" calcext:value-type="float">
            <text:p>2.1179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00" calcext:value-type="float">
            <text:p>-9800</text:p>
          </table:table-cell>
          <table:table-cell office:value-type="float" office:value="1124.84" calcext:value-type="float">
            <text:p>1124.84</text:p>
          </table:table-cell>
          <table:table-cell office:value-type="float" office:value="-446.919" calcext:value-type="float">
            <text:p>-446.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1275.16" calcext:value-type="float">
            <text:p>1275.16</text:p>
          </table:table-cell>
          <table:table-cell office:value-type="float" office:value="1053.09" calcext:value-type="float">
            <text:p>1053.09</text:p>
          </table:table-cell>
          <table:table-cell office:value-type="float" office:value="2.08574" calcext:value-type="float">
            <text:p>2.08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397.7" calcext:value-type="float">
            <text:p>-13397.7</text:p>
          </table:table-cell>
          <table:table-cell office:value-type="float" office:value="2235" calcext:value-type="float">
            <text:p>2235</text:p>
          </table:table-cell>
          <table:table-cell office:value-type="float" office:value="3063.26" calcext:value-type="float">
            <text:p>3063.26</text:p>
          </table:table-cell>
          <table:table-cell office:value-type="float" office:value="-13328" calcext:value-type="float">
            <text:p>-13328</text:p>
          </table:table-cell>
          <table:table-cell office:value-type="float" office:value="2235" calcext:value-type="float">
            <text:p>2235</text:p>
          </table:table-cell>
          <table:table-cell office:value-type="float" office:value="3917.9" calcext:value-type="float">
            <text:p>3917.9</text:p>
          </table:table-cell>
          <table:table-cell office:value-type="float" office:value="2665.72" calcext:value-type="float">
            <text:p>2665.72</text:p>
          </table:table-cell>
          <table:table-cell office:value-type="float" office:value="2265" calcext:value-type="float">
            <text:p>2265</text:p>
          </table:table-cell>
          <table:table-cell office:value-type="float" office:value="2723.15" calcext:value-type="float">
            <text:p>2723.15</text:p>
          </table:table-cell>
          <table:table-cell office:value-type="float" office:value="2.08572" calcext:value-type="float">
            <text:p>2.08572</text:p>
          </table:table-cell>
          <table:table-cell office:value-type="float" office:value="2.11731" calcext:value-type="float">
            <text:p>2.117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04.6" calcext:value-type="float">
            <text:p>-10804.6</text:p>
          </table:table-cell>
          <table:table-cell office:value-type="float" office:value="2360" calcext:value-type="float">
            <text:p>2360</text:p>
          </table:table-cell>
          <table:table-cell office:value-type="float" office:value="1430.45" calcext:value-type="float">
            <text:p>1430.45</text:p>
          </table:table-cell>
          <table:table-cell office:value-type="float" office:value="-8257.5" calcext:value-type="float">
            <text:p>-8257.5</text:p>
          </table:table-cell>
          <table:table-cell office:value-type="float" office:value="2235" calcext:value-type="float">
            <text:p>2235</text:p>
          </table:table-cell>
          <table:table-cell office:value-type="float" office:value="89.998" calcext:value-type="float">
            <text:p>89.998</text:p>
          </table:table-cell>
          <table:table-cell office:value-type="float" office:value="672.602" calcext:value-type="float">
            <text:p>672.602</text:p>
          </table:table-cell>
          <table:table-cell office:value-type="float" office:value="2140" calcext:value-type="float">
            <text:p>2140</text:p>
          </table:table-cell>
          <table:table-cell office:value-type="float" office:value="985.481" calcext:value-type="float">
            <text:p>985.481</text:p>
          </table:table-cell>
          <table:table-cell office:value-type="float" office:value="2.08572" calcext:value-type="float">
            <text:p>2.08572</text:p>
          </table:table-cell>
          <table:table-cell office:value-type="float" office:value="2.11733" calcext:value-type="float">
            <text:p>2.11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12.34" calcext:value-type="float">
            <text:p>-8112.34</text:p>
          </table:table-cell>
          <table:table-cell office:value-type="float" office:value="2235" calcext:value-type="float">
            <text:p>2235</text:p>
          </table:table-cell>
          <table:table-cell office:value-type="float" office:value="5571.63" calcext:value-type="float">
            <text:p>5571.63</text:p>
          </table:table-cell>
          <table:table-cell office:value-type="float" office:value="-7859.99" calcext:value-type="float">
            <text:p>-7859.99</text:p>
          </table:table-cell>
          <table:table-cell office:value-type="float" office:value="2235" calcext:value-type="float">
            <text:p>2235</text:p>
          </table:table-cell>
          <table:table-cell office:value-type="float" office:value="4764.02" calcext:value-type="float">
            <text:p>4764.02</text:p>
          </table:table-cell>
          <table:table-cell office:value-type="float" office:value="2837.66" calcext:value-type="float">
            <text:p>2837.66</text:p>
          </table:table-cell>
          <table:table-cell office:value-type="float" office:value="2265" calcext:value-type="float">
            <text:p>2265</text:p>
          </table:table-cell>
          <table:table-cell office:value-type="float" office:value="1771.76" calcext:value-type="float">
            <text:p>1771.76</text:p>
          </table:table-cell>
          <table:table-cell office:value-type="float" office:value="2.08569" calcext:value-type="float">
            <text:p>2.08569</text:p>
          </table:table-cell>
          <table:table-cell office:value-type="float" office:value="2.11629" calcext:value-type="float">
            <text:p>2.116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174.6" calcext:value-type="float">
            <text:p>-10174.6</text:p>
          </table:table-cell>
          <table:table-cell office:value-type="float" office:value="2235" calcext:value-type="float">
            <text:p>2235</text:p>
          </table:table-cell>
          <table:table-cell office:value-type="float" office:value="7517.61" calcext:value-type="float">
            <text:p>7517.61</text:p>
          </table:table-cell>
          <table:table-cell office:value-type="float" office:value="-10183.6" calcext:value-type="float">
            <text:p>-10183.6</text:p>
          </table:table-cell>
          <table:table-cell office:value-type="float" office:value="2235" calcext:value-type="float">
            <text:p>2235</text:p>
          </table:table-cell>
          <table:table-cell office:value-type="float" office:value="7630.74" calcext:value-type="float">
            <text:p>7630.74</text:p>
          </table:table-cell>
          <table:table-cell office:value-type="float" office:value="416.002" calcext:value-type="float">
            <text:p>416.002</text:p>
          </table:table-cell>
          <table:table-cell office:value-type="float" office:value="2265" calcext:value-type="float">
            <text:p>2265</text:p>
          </table:table-cell>
          <table:table-cell office:value-type="float" office:value="1771.34" calcext:value-type="float">
            <text:p>1771.34</text:p>
          </table:table-cell>
          <table:table-cell office:value-type="float" office:value="2.08566" calcext:value-type="float">
            <text:p>2.08566</text:p>
          </table:table-cell>
          <table:table-cell office:value-type="float" office:value="2.1153" calcext:value-type="float">
            <text:p>2.115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61.35" calcext:value-type="float">
            <text:p>-6261.35</text:p>
          </table:table-cell>
          <table:table-cell office:value-type="float" office:value="2185" calcext:value-type="float">
            <text:p>2185</text:p>
          </table:table-cell>
          <table:table-cell office:value-type="float" office:value="-3176.88" calcext:value-type="float">
            <text:p>-3176.88</text:p>
          </table:table-cell>
          <table:table-cell office:value-type="float" office:value="-6353" calcext:value-type="float">
            <text:p>-6353</text:p>
          </table:table-cell>
          <table:table-cell office:value-type="float" office:value="2235" calcext:value-type="float">
            <text:p>2235</text:p>
          </table:table-cell>
          <table:table-cell office:value-type="float" office:value="-1407.85" calcext:value-type="float">
            <text:p>-1407.85</text:p>
          </table:table-cell>
          <table:table-cell office:value-type="float" office:value="2857.43" calcext:value-type="float">
            <text:p>2857.43</text:p>
          </table:table-cell>
          <table:table-cell office:value-type="float" office:value="2315" calcext:value-type="float">
            <text:p>2315</text:p>
          </table:table-cell>
          <table:table-cell office:value-type="float" office:value="1911.54" calcext:value-type="float">
            <text:p>1911.54</text:p>
          </table:table-cell>
          <table:table-cell office:value-type="float" office:value="2.08564" calcext:value-type="float">
            <text:p>2.08564</text:p>
          </table:table-cell>
          <table:table-cell office:value-type="float" office:value="2.11472" calcext:value-type="float">
            <text:p>2.1147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34.38" calcext:value-type="float">
            <text:p>-3634.38</text:p>
          </table:table-cell>
          <table:table-cell office:value-type="float" office:value="2185" calcext:value-type="float">
            <text:p>2185</text:p>
          </table:table-cell>
          <table:table-cell office:value-type="float" office:value="-4223.62" calcext:value-type="float">
            <text:p>-4223.62</text:p>
          </table:table-cell>
          <table:table-cell office:value-type="float" office:value="-4361.58" calcext:value-type="float">
            <text:p>-4361.58</text:p>
          </table:table-cell>
          <table:table-cell office:value-type="float" office:value="2235" calcext:value-type="float">
            <text:p>2235</text:p>
          </table:table-cell>
          <table:table-cell office:value-type="float" office:value="-1796.61" calcext:value-type="float">
            <text:p>-1796.61</text:p>
          </table:table-cell>
          <table:table-cell office:value-type="float" office:value="2856.52" calcext:value-type="float">
            <text:p>2856.52</text:p>
          </table:table-cell>
          <table:table-cell office:value-type="float" office:value="2315" calcext:value-type="float">
            <text:p>2315</text:p>
          </table:table-cell>
          <table:table-cell office:value-type="float" office:value="2457.36" calcext:value-type="float">
            <text:p>2457.36</text:p>
          </table:table-cell>
          <table:table-cell office:value-type="float" office:value="2.08564" calcext:value-type="float">
            <text:p>2.08564</text:p>
          </table:table-cell>
          <table:table-cell office:value-type="float" office:value="2.11474" calcext:value-type="float">
            <text:p>2.1147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102.8" calcext:value-type="float">
            <text:p>-10102.8</text:p>
          </table:table-cell>
          <table:table-cell office:value-type="float" office:value="2185" calcext:value-type="float">
            <text:p>2185</text:p>
          </table:table-cell>
          <table:table-cell office:value-type="float" office:value="-3120.31" calcext:value-type="float">
            <text:p>-3120.31</text:p>
          </table:table-cell>
          <table:table-cell office:value-type="float" office:value="-10588.5" calcext:value-type="float">
            <text:p>-10588.5</text:p>
          </table:table-cell>
          <table:table-cell office:value-type="float" office:value="2235" calcext:value-type="float">
            <text:p>2235</text:p>
          </table:table-cell>
          <table:table-cell office:value-type="float" office:value="-731.48" calcext:value-type="float">
            <text:p>-731.48</text:p>
          </table:table-cell>
          <table:table-cell office:value-type="float" office:value="2045.96" calcext:value-type="float">
            <text:p>2045.96</text:p>
          </table:table-cell>
          <table:table-cell office:value-type="float" office:value="2315" calcext:value-type="float">
            <text:p>2315</text:p>
          </table:table-cell>
          <table:table-cell office:value-type="float" office:value="2083.62" calcext:value-type="float">
            <text:p>2083.62</text:p>
          </table:table-cell>
          <table:table-cell office:value-type="float" office:value="2.08564" calcext:value-type="float">
            <text:p>2.08564</text:p>
          </table:table-cell>
          <table:table-cell office:value-type="float" office:value="2.11477" calcext:value-type="float">
            <text:p>2.1147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860.6" calcext:value-type="float">
            <text:p>-13860.6</text:p>
          </table:table-cell>
          <table:table-cell office:value-type="float" office:value="2185" calcext:value-type="float">
            <text:p>2185</text:p>
          </table:table-cell>
          <table:table-cell office:value-type="float" office:value="-3536.52" calcext:value-type="float">
            <text:p>-3536.52</text:p>
          </table:table-cell>
          <table:table-cell office:value-type="float" office:value="-13089" calcext:value-type="float">
            <text:p>-13089</text:p>
          </table:table-cell>
          <table:table-cell office:value-type="float" office:value="2235" calcext:value-type="float">
            <text:p>2235</text:p>
          </table:table-cell>
          <table:table-cell office:value-type="float" office:value="-1787.73" calcext:value-type="float">
            <text:p>-1787.73</text:p>
          </table:table-cell>
          <table:table-cell office:value-type="float" office:value="2162.23" calcext:value-type="float">
            <text:p>2162.23</text:p>
          </table:table-cell>
          <table:table-cell office:value-type="float" office:value="2315" calcext:value-type="float">
            <text:p>2315</text:p>
          </table:table-cell>
          <table:table-cell office:value-type="float" office:value="1620.7" calcext:value-type="float">
            <text:p>1620.7</text:p>
          </table:table-cell>
          <table:table-cell office:value-type="float" office:value="2.08564" calcext:value-type="float">
            <text:p>2.08564</text:p>
          </table:table-cell>
          <table:table-cell office:value-type="float" office:value="2.1148" calcext:value-type="float">
            <text:p>2.114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92.85" calcext:value-type="float">
            <text:p>-4992.85</text:p>
          </table:table-cell>
          <table:table-cell office:value-type="float" office:value="2235" calcext:value-type="float">
            <text:p>2235</text:p>
          </table:table-cell>
          <table:table-cell office:value-type="float" office:value="-25.4421" calcext:value-type="float">
            <text:p>-25.4421</text:p>
          </table:table-cell>
          <table:table-cell office:value-type="float" office:value="-8257.5" calcext:value-type="float">
            <text:p>-8257.5</text:p>
          </table:table-cell>
          <table:table-cell office:value-type="float" office:value="2235" calcext:value-type="float">
            <text:p>2235</text:p>
          </table:table-cell>
          <table:table-cell office:value-type="float" office:value="89.998" calcext:value-type="float">
            <text:p>89.998</text:p>
          </table:table-cell>
          <table:table-cell office:value-type="float" office:value="1347.83" calcext:value-type="float">
            <text:p>1347.83</text:p>
          </table:table-cell>
          <table:table-cell office:value-type="float" office:value="2265" calcext:value-type="float">
            <text:p>2265</text:p>
          </table:table-cell>
          <table:table-cell office:value-type="float" office:value="2253.89" calcext:value-type="float">
            <text:p>2253.89</text:p>
          </table:table-cell>
          <table:table-cell office:value-type="float" office:value="2.08561" calcext:value-type="float">
            <text:p>2.08561</text:p>
          </table:table-cell>
          <table:table-cell office:value-type="float" office:value="2.11293" calcext:value-type="float">
            <text:p>2.112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565.2" calcext:value-type="float">
            <text:p>-16565.2</text:p>
          </table:table-cell>
          <table:table-cell office:value-type="float" office:value="2235" calcext:value-type="float">
            <text:p>2235</text:p>
          </table:table-cell>
          <table:table-cell office:value-type="float" office:value="-770.597" calcext:value-type="float">
            <text:p>-770.597</text:p>
          </table:table-cell>
          <table:table-cell office:value-type="float" office:value="-15360" calcext:value-type="float">
            <text:p>-15360</text:p>
          </table:table-cell>
          <table:table-cell office:value-type="float" office:value="2235" calcext:value-type="float">
            <text:p>2235</text:p>
          </table:table-cell>
          <table:table-cell office:value-type="float" office:value="140.019" calcext:value-type="float">
            <text:p>140.019</text:p>
          </table:table-cell>
          <table:table-cell office:value-type="float" office:value="3048.94" calcext:value-type="float">
            <text:p>3048.94</text:p>
          </table:table-cell>
          <table:table-cell office:value-type="float" office:value="2265" calcext:value-type="float">
            <text:p>2265</text:p>
          </table:table-cell>
          <table:table-cell office:value-type="float" office:value="1299.19" calcext:value-type="float">
            <text:p>1299.19</text:p>
          </table:table-cell>
          <table:table-cell office:value-type="float" office:value="2.08558" calcext:value-type="float">
            <text:p>2.08558</text:p>
          </table:table-cell>
          <table:table-cell office:value-type="float" office:value="2.11253" calcext:value-type="float">
            <text:p>2.1125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.509" calcext:value-type="float">
            <text:p>582.509</text:p>
          </table:table-cell>
          <table:table-cell office:value-type="float" office:value="2185" calcext:value-type="float">
            <text:p>2185</text:p>
          </table:table-cell>
          <table:table-cell office:value-type="float" office:value="-4015.13" calcext:value-type="float">
            <text:p>-4015.13</text:p>
          </table:table-cell>
          <table:table-cell office:value-type="float" office:value="799.343" calcext:value-type="float">
            <text:p>799.343</text:p>
          </table:table-cell>
          <table:table-cell office:value-type="float" office:value="2235" calcext:value-type="float">
            <text:p>2235</text:p>
          </table:table-cell>
          <table:table-cell office:value-type="float" office:value="-1385.11" calcext:value-type="float">
            <text:p>-1385.11</text:p>
          </table:table-cell>
          <table:table-cell office:value-type="float" office:value="1785.09" calcext:value-type="float">
            <text:p>1785.09</text:p>
          </table:table-cell>
          <table:table-cell office:value-type="float" office:value="2315" calcext:value-type="float">
            <text:p>2315</text:p>
          </table:table-cell>
          <table:table-cell office:value-type="float" office:value="1727.74" calcext:value-type="float">
            <text:p>1727.74</text:p>
          </table:table-cell>
          <table:table-cell office:value-type="float" office:value="2.08556" calcext:value-type="float">
            <text:p>2.08556</text:p>
          </table:table-cell>
          <table:table-cell office:value-type="float" office:value="2.11191" calcext:value-type="float">
            <text:p>2.111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0.307" calcext:value-type="float">
            <text:p>-840.307</text:p>
          </table:table-cell>
          <table:table-cell office:value-type="float" office:value="2185" calcext:value-type="float">
            <text:p>2185</text:p>
          </table:table-cell>
          <table:table-cell office:value-type="float" office:value="-8270.86" calcext:value-type="float">
            <text:p>-8270.86</text:p>
          </table:table-cell>
          <table:table-cell office:value-type="float" office:value="-1196.56" calcext:value-type="float">
            <text:p>-1196.56</text:p>
          </table:table-cell>
          <table:table-cell office:value-type="float" office:value="2235" calcext:value-type="float">
            <text:p>2235</text:p>
          </table:table-cell>
          <table:table-cell office:value-type="float" office:value="-9638.12" calcext:value-type="float">
            <text:p>-9638.12</text:p>
          </table:table-cell>
          <table:table-cell office:value-type="float" office:value="3207.9" calcext:value-type="float">
            <text:p>3207.9</text:p>
          </table:table-cell>
          <table:table-cell office:value-type="float" office:value="2315" calcext:value-type="float">
            <text:p>2315</text:p>
          </table:table-cell>
          <table:table-cell office:value-type="float" office:value="4538.49" calcext:value-type="float">
            <text:p>4538.49</text:p>
          </table:table-cell>
          <table:table-cell office:value-type="float" office:value="2.08556" calcext:value-type="float">
            <text:p>2.08556</text:p>
          </table:table-cell>
          <table:table-cell office:value-type="float" office:value="2.11194" calcext:value-type="float">
            <text:p>2.111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8.81" calcext:value-type="float">
            <text:p>1068.81</text:p>
          </table:table-cell>
          <table:table-cell office:value-type="float" office:value="1148.03" calcext:value-type="float">
            <text:p>1148.03</text:p>
          </table:table-cell>
          <table:table-cell office:value-type="float" office:value="-3885.83" calcext:value-type="float">
            <text:p>-3885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8.72" calcext:value-type="float">
            <text:p>5088.72</text:p>
          </table:table-cell>
          <table:table-cell office:value-type="float" office:value="1351.97" calcext:value-type="float">
            <text:p>1351.97</text:p>
          </table:table-cell>
          <table:table-cell office:value-type="float" office:value="5639.15" calcext:value-type="float">
            <text:p>5639.15</text:p>
          </table:table-cell>
          <table:table-cell office:value-type="float" office:value="2.08553" calcext:value-type="float">
            <text:p>2.08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26.6" calcext:value-type="float">
            <text:p>-10826.6</text:p>
          </table:table-cell>
          <table:table-cell office:value-type="float" office:value="2185" calcext:value-type="float">
            <text:p>2185</text:p>
          </table:table-cell>
          <table:table-cell office:value-type="float" office:value="-6199.85" calcext:value-type="float">
            <text:p>-6199.85</text:p>
          </table:table-cell>
          <table:table-cell office:value-type="float" office:value="-10601.2" calcext:value-type="float">
            <text:p>-10601.2</text:p>
          </table:table-cell>
          <table:table-cell office:value-type="float" office:value="2235" calcext:value-type="float">
            <text:p>2235</text:p>
          </table:table-cell>
          <table:table-cell office:value-type="float" office:value="-1306.24" calcext:value-type="float">
            <text:p>-1306.24</text:p>
          </table:table-cell>
          <table:table-cell office:value-type="float" office:value="1276.12" calcext:value-type="float">
            <text:p>1276.12</text:p>
          </table:table-cell>
          <table:table-cell office:value-type="float" office:value="2315" calcext:value-type="float">
            <text:p>2315</text:p>
          </table:table-cell>
          <table:table-cell office:value-type="float" office:value="1120.59" calcext:value-type="float">
            <text:p>1120.59</text:p>
          </table:table-cell>
          <table:table-cell office:value-type="float" office:value="2.0855" calcext:value-type="float">
            <text:p>2.0855</text:p>
          </table:table-cell>
          <table:table-cell office:value-type="float" office:value="2.1094" calcext:value-type="float">
            <text:p>2.10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89.8" calcext:value-type="float">
            <text:p>-10789.8</text:p>
          </table:table-cell>
          <table:table-cell office:value-type="float" office:value="2153.73" calcext:value-type="float">
            <text:p>2153.73</text:p>
          </table:table-cell>
          <table:table-cell office:value-type="float" office:value="-8629.29" calcext:value-type="float">
            <text:p>-8629.29</text:p>
          </table:table-cell>
          <table:table-cell office:value-type="float" office:value="-10835.2" calcext:value-type="float">
            <text:p>-10835.2</text:p>
          </table:table-cell>
          <table:table-cell office:value-type="float" office:value="2235" calcext:value-type="float">
            <text:p>2235</text:p>
          </table:table-cell>
          <table:table-cell office:value-type="float" office:value="-4166.24" calcext:value-type="float">
            <text:p>-4166.24</text:p>
          </table:table-cell>
          <table:table-cell office:value-type="float" office:value="1239.33" calcext:value-type="float">
            <text:p>1239.33</text:p>
          </table:table-cell>
          <table:table-cell office:value-type="float" office:value="2346.27" calcext:value-type="float">
            <text:p>2346.27</text:p>
          </table:table-cell>
          <table:table-cell office:value-type="float" office:value="1969.8" calcext:value-type="float">
            <text:p>1969.8</text:p>
          </table:table-cell>
          <table:table-cell office:value-type="float" office:value="2.0855" calcext:value-type="float">
            <text:p>2.0855</text:p>
          </table:table-cell>
          <table:table-cell office:value-type="float" office:value="2.10943" calcext:value-type="float">
            <text:p>2.109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107.9" calcext:value-type="float">
            <text:p>-14107.9</text:p>
          </table:table-cell>
          <table:table-cell office:value-type="float" office:value="2153.73" calcext:value-type="float">
            <text:p>2153.73</text:p>
          </table:table-cell>
          <table:table-cell office:value-type="float" office:value="-9949.81" calcext:value-type="float">
            <text:p>-9949.81</text:p>
          </table:table-cell>
          <table:table-cell office:value-type="float" office:value="-12226.6" calcext:value-type="float">
            <text:p>-12226.6</text:p>
          </table:table-cell>
          <table:table-cell office:value-type="float" office:value="2235" calcext:value-type="float">
            <text:p>2235</text:p>
          </table:table-cell>
          <table:table-cell office:value-type="float" office:value="-10207.8" calcext:value-type="float">
            <text:p>-10207.8</text:p>
          </table:table-cell>
          <table:table-cell office:value-type="float" office:value="4154.87" calcext:value-type="float">
            <text:p>4154.87</text:p>
          </table:table-cell>
          <table:table-cell office:value-type="float" office:value="2346.27" calcext:value-type="float">
            <text:p>2346.27</text:p>
          </table:table-cell>
          <table:table-cell office:value-type="float" office:value="3300.45" calcext:value-type="float">
            <text:p>3300.45</text:p>
          </table:table-cell>
          <table:table-cell office:value-type="float" office:value="2.0855" calcext:value-type="float">
            <text:p>2.0855</text:p>
          </table:table-cell>
          <table:table-cell office:value-type="float" office:value="2.10946" calcext:value-type="float">
            <text:p>2.109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68.54" calcext:value-type="float">
            <text:p>-5668.54</text:p>
          </table:table-cell>
          <table:table-cell office:value-type="float" office:value="2185" calcext:value-type="float">
            <text:p>2185</text:p>
          </table:table-cell>
          <table:table-cell office:value-type="float" office:value="-8438.39" calcext:value-type="float">
            <text:p>-8438.39</text:p>
          </table:table-cell>
          <table:table-cell office:value-type="float" office:value="-7583.83" calcext:value-type="float">
            <text:p>-7583.83</text:p>
          </table:table-cell>
          <table:table-cell office:value-type="float" office:value="2235" calcext:value-type="float">
            <text:p>2235</text:p>
          </table:table-cell>
          <table:table-cell office:value-type="float" office:value="-4265.33" calcext:value-type="float">
            <text:p>-4265.33</text:p>
          </table:table-cell>
          <table:table-cell office:value-type="float" office:value="744.238" calcext:value-type="float">
            <text:p>744.238</text:p>
          </table:table-cell>
          <table:table-cell office:value-type="float" office:value="2315" calcext:value-type="float">
            <text:p>2315</text:p>
          </table:table-cell>
          <table:table-cell office:value-type="float" office:value="902.249" calcext:value-type="float">
            <text:p>902.249</text:p>
          </table:table-cell>
          <table:table-cell office:value-type="float" office:value="2.08548" calcext:value-type="float">
            <text:p>2.08548</text:p>
          </table:table-cell>
          <table:table-cell office:value-type="float" office:value="2.10745" calcext:value-type="float">
            <text:p>2.1074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82.68" calcext:value-type="float">
            <text:p>-4782.68</text:p>
          </table:table-cell>
          <table:table-cell office:value-type="float" office:value="2185" calcext:value-type="float">
            <text:p>2185</text:p>
          </table:table-cell>
          <table:table-cell office:value-type="float" office:value="-9363.08" calcext:value-type="float">
            <text:p>-9363.08</text:p>
          </table:table-cell>
          <table:table-cell office:value-type="float" office:value="-5169.88" calcext:value-type="float">
            <text:p>-5169.88</text:p>
          </table:table-cell>
          <table:table-cell office:value-type="float" office:value="2235" calcext:value-type="float">
            <text:p>2235</text:p>
          </table:table-cell>
          <table:table-cell office:value-type="float" office:value="-5990.94" calcext:value-type="float">
            <text:p>-5990.94</text:p>
          </table:table-cell>
          <table:table-cell office:value-type="float" office:value="1532.76" calcext:value-type="float">
            <text:p>1532.76</text:p>
          </table:table-cell>
          <table:table-cell office:value-type="float" office:value="2315" calcext:value-type="float">
            <text:p>2315</text:p>
          </table:table-cell>
          <table:table-cell office:value-type="float" office:value="1236.01" calcext:value-type="float">
            <text:p>1236.01</text:p>
          </table:table-cell>
          <table:table-cell office:value-type="float" office:value="2.08548" calcext:value-type="float">
            <text:p>2.08548</text:p>
          </table:table-cell>
          <table:table-cell office:value-type="float" office:value="2.10748" calcext:value-type="float">
            <text:p>2.1074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00.38" calcext:value-type="float">
            <text:p>-7000.38</text:p>
          </table:table-cell>
          <table:table-cell office:value-type="float" office:value="2185" calcext:value-type="float">
            <text:p>2185</text:p>
          </table:table-cell>
          <table:table-cell office:value-type="float" office:value="-11175.8" calcext:value-type="float">
            <text:p>-11175.8</text:p>
          </table:table-cell>
          <table:table-cell office:value-type="float" office:value="-7066.5" calcext:value-type="float">
            <text:p>-7066.5</text:p>
          </table:table-cell>
          <table:table-cell office:value-type="float" office:value="2235" calcext:value-type="float">
            <text:p>2235</text:p>
          </table:table-cell>
          <table:table-cell office:value-type="float" office:value="-9825.17" calcext:value-type="float">
            <text:p>-9825.17</text:p>
          </table:table-cell>
          <table:table-cell office:value-type="float" office:value="3000" calcext:value-type="float">
            <text:p>3000</text:p>
          </table:table-cell>
          <table:table-cell office:value-type="float" office:value="2315" calcext:value-type="float">
            <text:p>2315</text:p>
          </table:table-cell>
          <table:table-cell office:value-type="float" office:value="1905.4" calcext:value-type="float">
            <text:p>1905.4</text:p>
          </table:table-cell>
          <table:table-cell office:value-type="float" office:value="2.08548" calcext:value-type="float">
            <text:p>2.08548</text:p>
          </table:table-cell>
          <table:table-cell office:value-type="float" office:value="2.10751" calcext:value-type="float">
            <text:p>2.107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642.7" calcext:value-type="float">
            <text:p>-14642.7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10182.8" calcext:value-type="float">
            <text:p>10182.8</text:p>
          </table:table-cell>
          <table:table-cell office:value-type="float" office:value="-15222.1" calcext:value-type="float">
            <text:p>-15222.1</text:p>
          </table:table-cell>
          <table:table-cell office:value-type="float" office:value="1085.28" calcext:value-type="float">
            <text:p>1085.28</text:p>
          </table:table-cell>
          <table:table-cell office:value-type="float" office:value="9024.64" calcext:value-type="float">
            <text:p>9024.64</text:p>
          </table:table-cell>
          <table:table-cell office:value-type="float" office:value="2080.75" calcext:value-type="float">
            <text:p>2080.75</text:p>
          </table:table-cell>
          <table:table-cell office:value-type="float" office:value="1115.28" calcext:value-type="float">
            <text:p>1115.28</text:p>
          </table:table-cell>
          <table:table-cell office:value-type="float" office:value="2374.03" calcext:value-type="float">
            <text:p>2374.03</text:p>
          </table:table-cell>
          <table:table-cell office:value-type="float" office:value="2.08545" calcext:value-type="float">
            <text:p>2.08545</text:p>
          </table:table-cell>
          <table:table-cell office:value-type="float" office:value="2.10638" calcext:value-type="float">
            <text:p>2.106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556.6" calcext:value-type="float">
            <text:p>-16556.6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8772.83" calcext:value-type="float">
            <text:p>8772.83</text:p>
          </table:table-cell>
          <table:table-cell office:value-type="float" office:value="-13608.3" calcext:value-type="float">
            <text:p>-13608.3</text:p>
          </table:table-cell>
          <table:table-cell office:value-type="float" office:value="1085.28" calcext:value-type="float">
            <text:p>1085.28</text:p>
          </table:table-cell>
          <table:table-cell office:value-type="float" office:value="7691.43" calcext:value-type="float">
            <text:p>7691.43</text:p>
          </table:table-cell>
          <table:table-cell office:value-type="float" office:value="1742.56" calcext:value-type="float">
            <text:p>1742.56</text:p>
          </table:table-cell>
          <table:table-cell office:value-type="float" office:value="1115.28" calcext:value-type="float">
            <text:p>1115.28</text:p>
          </table:table-cell>
          <table:table-cell office:value-type="float" office:value="1743.79" calcext:value-type="float">
            <text:p>1743.79</text:p>
          </table:table-cell>
          <table:table-cell office:value-type="float" office:value="2.08545" calcext:value-type="float">
            <text:p>2.08545</text:p>
          </table:table-cell>
          <table:table-cell office:value-type="float" office:value="2.10641" calcext:value-type="float">
            <text:p>2.1064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040.2" calcext:value-type="float">
            <text:p>-17040.2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8267.26" calcext:value-type="float">
            <text:p>8267.26</text:p>
          </table:table-cell>
          <table:table-cell office:value-type="float" office:value="-13683.6" calcext:value-type="float">
            <text:p>-13683.6</text:p>
          </table:table-cell>
          <table:table-cell office:value-type="float" office:value="1085.28" calcext:value-type="float">
            <text:p>1085.28</text:p>
          </table:table-cell>
          <table:table-cell office:value-type="float" office:value="6307.7" calcext:value-type="float">
            <text:p>6307.7</text:p>
          </table:table-cell>
          <table:table-cell office:value-type="float" office:value="900.193" calcext:value-type="float">
            <text:p>900.193</text:p>
          </table:table-cell>
          <table:table-cell office:value-type="float" office:value="1115.28" calcext:value-type="float">
            <text:p>1115.28</text:p>
          </table:table-cell>
          <table:table-cell office:value-type="float" office:value="896.574" calcext:value-type="float">
            <text:p>896.574</text:p>
          </table:table-cell>
          <table:table-cell office:value-type="float" office:value="2.08545" calcext:value-type="float">
            <text:p>2.08545</text:p>
          </table:table-cell>
          <table:table-cell office:value-type="float" office:value="2.10644" calcext:value-type="float">
            <text:p>2.1064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553.1" calcext:value-type="float">
            <text:p>-16553.1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11971.4" calcext:value-type="float">
            <text:p>11971.4</text:p>
          </table:table-cell>
          <table:table-cell office:value-type="float" office:value="-13919.1" calcext:value-type="float">
            <text:p>-13919.1</text:p>
          </table:table-cell>
          <table:table-cell office:value-type="float" office:value="1085.28" calcext:value-type="float">
            <text:p>1085.28</text:p>
          </table:table-cell>
          <table:table-cell office:value-type="float" office:value="9188.75" calcext:value-type="float">
            <text:p>9188.75</text:p>
          </table:table-cell>
          <table:table-cell office:value-type="float" office:value="948.496" calcext:value-type="float">
            <text:p>948.496</text:p>
          </table:table-cell>
          <table:table-cell office:value-type="float" office:value="1115.28" calcext:value-type="float">
            <text:p>1115.28</text:p>
          </table:table-cell>
          <table:table-cell office:value-type="float" office:value="1628.57" calcext:value-type="float">
            <text:p>1628.57</text:p>
          </table:table-cell>
          <table:table-cell office:value-type="float" office:value="2.08545" calcext:value-type="float">
            <text:p>2.08545</text:p>
          </table:table-cell>
          <table:table-cell office:value-type="float" office:value="2.10646" calcext:value-type="float">
            <text:p>2.106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827.2" calcext:value-type="float">
            <text:p>-16827.2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3887.03" calcext:value-type="float">
            <text:p>3887.03</text:p>
          </table:table-cell>
          <table:table-cell office:value-type="float" office:value="-17280" calcext:value-type="float">
            <text:p>-17280</text:p>
          </table:table-cell>
          <table:table-cell office:value-type="float" office:value="1085.28" calcext:value-type="float">
            <text:p>1085.28</text:p>
          </table:table-cell>
          <table:table-cell office:value-type="float" office:value="6104.03" calcext:value-type="float">
            <text:p>6104.03</text:p>
          </table:table-cell>
          <table:table-cell office:value-type="float" office:value="1420.92" calcext:value-type="float">
            <text:p>1420.92</text:p>
          </table:table-cell>
          <table:table-cell office:value-type="float" office:value="1115.28" calcext:value-type="float">
            <text:p>1115.28</text:p>
          </table:table-cell>
          <table:table-cell office:value-type="float" office:value="1503.27" calcext:value-type="float">
            <text:p>1503.27</text:p>
          </table:table-cell>
          <table:table-cell office:value-type="float" office:value="2.08542" calcext:value-type="float">
            <text:p>2.08542</text:p>
          </table:table-cell>
          <table:table-cell office:value-type="float" office:value="2.10529" calcext:value-type="float">
            <text:p>2.105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23.4" calcext:value-type="float">
            <text:p>-15623.4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5323.48" calcext:value-type="float">
            <text:p>5323.48</text:p>
          </table:table-cell>
          <table:table-cell office:value-type="float" office:value="-13559" calcext:value-type="float">
            <text:p>-13559</text:p>
          </table:table-cell>
          <table:table-cell office:value-type="float" office:value="1085.28" calcext:value-type="float">
            <text:p>1085.28</text:p>
          </table:table-cell>
          <table:table-cell office:value-type="float" office:value="4272.81" calcext:value-type="float">
            <text:p>4272.81</text:p>
          </table:table-cell>
          <table:table-cell office:value-type="float" office:value="1662.11" calcext:value-type="float">
            <text:p>1662.11</text:p>
          </table:table-cell>
          <table:table-cell office:value-type="float" office:value="1115.28" calcext:value-type="float">
            <text:p>1115.28</text:p>
          </table:table-cell>
          <table:table-cell office:value-type="float" office:value="1768.9" calcext:value-type="float">
            <text:p>1768.9</text:p>
          </table:table-cell>
          <table:table-cell office:value-type="float" office:value="2.08542" calcext:value-type="float">
            <text:p>2.08542</text:p>
          </table:table-cell>
          <table:table-cell office:value-type="float" office:value="2.10532" calcext:value-type="float">
            <text:p>2.1053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056.3" calcext:value-type="float">
            <text:p>-14056.3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6423" calcext:value-type="float">
            <text:p>6423</text:p>
          </table:table-cell>
          <table:table-cell office:value-type="float" office:value="-15222.1" calcext:value-type="float">
            <text:p>-15222.1</text:p>
          </table:table-cell>
          <table:table-cell office:value-type="float" office:value="1085.28" calcext:value-type="float">
            <text:p>1085.28</text:p>
          </table:table-cell>
          <table:table-cell office:value-type="float" office:value="9024.64" calcext:value-type="float">
            <text:p>9024.64</text:p>
          </table:table-cell>
          <table:table-cell office:value-type="float" office:value="1510.24" calcext:value-type="float">
            <text:p>1510.24</text:p>
          </table:table-cell>
          <table:table-cell office:value-type="float" office:value="1115.28" calcext:value-type="float">
            <text:p>1115.28</text:p>
          </table:table-cell>
          <table:table-cell office:value-type="float" office:value="1432.3" calcext:value-type="float">
            <text:p>1432.3</text:p>
          </table:table-cell>
          <table:table-cell office:value-type="float" office:value="2.08542" calcext:value-type="float">
            <text:p>2.08542</text:p>
          </table:table-cell>
          <table:table-cell office:value-type="float" office:value="2.10534" calcext:value-type="float">
            <text:p>2.105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554.1" calcext:value-type="float">
            <text:p>-12554.1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7531.09" calcext:value-type="float">
            <text:p>7531.09</text:p>
          </table:table-cell>
          <table:table-cell office:value-type="float" office:value="-13776.1" calcext:value-type="float">
            <text:p>-13776.1</text:p>
          </table:table-cell>
          <table:table-cell office:value-type="float" office:value="1085.28" calcext:value-type="float">
            <text:p>1085.28</text:p>
          </table:table-cell>
          <table:table-cell office:value-type="float" office:value="9799.67" calcext:value-type="float">
            <text:p>9799.67</text:p>
          </table:table-cell>
          <table:table-cell office:value-type="float" office:value="294.106" calcext:value-type="float">
            <text:p>294.106</text:p>
          </table:table-cell>
          <table:table-cell office:value-type="float" office:value="1115.28" calcext:value-type="float">
            <text:p>1115.28</text:p>
          </table:table-cell>
          <table:table-cell office:value-type="float" office:value="1765.37" calcext:value-type="float">
            <text:p>1765.37</text:p>
          </table:table-cell>
          <table:table-cell office:value-type="float" office:value="2.08542" calcext:value-type="float">
            <text:p>2.08542</text:p>
          </table:table-cell>
          <table:table-cell office:value-type="float" office:value="2.10537" calcext:value-type="float">
            <text:p>2.1053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32.6" calcext:value-type="float">
            <text:p>-17732.6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2328.69" calcext:value-type="float">
            <text:p>2328.69</text:p>
          </table:table-cell>
          <table:table-cell office:value-type="float" office:value="-18249.7" calcext:value-type="float">
            <text:p>-18249.7</text:p>
          </table:table-cell>
          <table:table-cell office:value-type="float" office:value="1085.28" calcext:value-type="float">
            <text:p>1085.28</text:p>
          </table:table-cell>
          <table:table-cell office:value-type="float" office:value="3141.5" calcext:value-type="float">
            <text:p>3141.5</text:p>
          </table:table-cell>
          <table:table-cell office:value-type="float" office:value="1903.53" calcext:value-type="float">
            <text:p>1903.53</text:p>
          </table:table-cell>
          <table:table-cell office:value-type="float" office:value="1115.28" calcext:value-type="float">
            <text:p>1115.28</text:p>
          </table:table-cell>
          <table:table-cell office:value-type="float" office:value="258.607" calcext:value-type="float">
            <text:p>258.607</text:p>
          </table:table-cell>
          <table:table-cell office:value-type="float" office:value="2.08542" calcext:value-type="float">
            <text:p>2.08542</text:p>
          </table:table-cell>
          <table:table-cell office:value-type="float" office:value="2.1054" calcext:value-type="float">
            <text:p>2.105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907.9" calcext:value-type="float">
            <text:p>-20907.9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4489.13" calcext:value-type="float">
            <text:p>4489.13</text:p>
          </table:table-cell>
          <table:table-cell office:value-type="float" office:value="-20817.4" calcext:value-type="float">
            <text:p>-20817.4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4571.69" calcext:value-type="float">
            <text:p>4571.69</text:p>
          </table:table-cell>
          <table:table-cell office:value-type="float" office:value="2708.39" calcext:value-type="float">
            <text:p>2708.39</text:p>
          </table:table-cell>
          <table:table-cell office:value-type="float" office:value="1115.28" calcext:value-type="float">
            <text:p>1115.28</text:p>
          </table:table-cell>
          <table:table-cell office:value-type="float" office:value="2639.09" calcext:value-type="float">
            <text:p>2639.09</text:p>
          </table:table-cell>
          <table:table-cell office:value-type="float" office:value="2.0854" calcext:value-type="float">
            <text:p>2.0854</text:p>
          </table:table-cell>
          <table:table-cell office:value-type="float" office:value="2.10401" calcext:value-type="float">
            <text:p>2.104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098.5" calcext:value-type="float">
            <text:p>-19098.5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6260.21" calcext:value-type="float">
            <text:p>6260.21</text:p>
          </table:table-cell>
          <table:table-cell office:value-type="float" office:value="-19090.6" calcext:value-type="float">
            <text:p>-19090.6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6180.54" calcext:value-type="float">
            <text:p>6180.54</text:p>
          </table:table-cell>
          <table:table-cell office:value-type="float" office:value="1866.72" calcext:value-type="float">
            <text:p>1866.72</text:p>
          </table:table-cell>
          <table:table-cell office:value-type="float" office:value="1115.28" calcext:value-type="float">
            <text:p>1115.28</text:p>
          </table:table-cell>
          <table:table-cell office:value-type="float" office:value="1888.36" calcext:value-type="float">
            <text:p>1888.36</text:p>
          </table:table-cell>
          <table:table-cell office:value-type="float" office:value="2.0854" calcext:value-type="float">
            <text:p>2.0854</text:p>
          </table:table-cell>
          <table:table-cell office:value-type="float" office:value="2.10403" calcext:value-type="float">
            <text:p>2.1040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452.9" calcext:value-type="float">
            <text:p>-18452.9</text:p>
          </table:table-cell>
          <table:table-cell office:value-type="float" office:value="1751.51" calcext:value-type="float">
            <text:p>1751.51</text:p>
          </table:table-cell>
          <table:table-cell office:value-type="float" office:value="6855.31" calcext:value-type="float">
            <text:p>6855.31</text:p>
          </table:table-cell>
          <table:table-cell office:value-type="float" office:value="-18489.1" calcext:value-type="float">
            <text:p>-18489.1</text:p>
          </table:table-cell>
          <table:table-cell office:value-type="float" office:value="1085.28" calcext:value-type="float">
            <text:p>1085.28</text:p>
          </table:table-cell>
          <table:table-cell office:value-type="float" office:value="6832.47" calcext:value-type="float">
            <text:p>6832.47</text:p>
          </table:table-cell>
          <table:table-cell office:value-type="float" office:value="903.567" calcext:value-type="float">
            <text:p>903.567</text:p>
          </table:table-cell>
          <table:table-cell office:value-type="float" office:value="1181.51" calcext:value-type="float">
            <text:p>1181.51</text:p>
          </table:table-cell>
          <table:table-cell office:value-type="float" office:value="913.892" calcext:value-type="float">
            <text:p>913.892</text:p>
          </table:table-cell>
          <table:table-cell office:value-type="float" office:value="2.0854" calcext:value-type="float">
            <text:p>2.0854</text:p>
          </table:table-cell>
          <table:table-cell office:value-type="float" office:value="2.10406" calcext:value-type="float">
            <text:p>2.104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289.4" calcext:value-type="float">
            <text:p>-18289.4</text:p>
          </table:table-cell>
          <table:table-cell office:value-type="float" office:value="1085.28" calcext:value-type="float">
            <text:p>1085.28</text:p>
          </table:table-cell>
          <table:table-cell office:value-type="float" office:value="7037" calcext:value-type="float">
            <text:p>7037</text:p>
          </table:table-cell>
          <table:table-cell office:value-type="float" office:value="-18297.8" calcext:value-type="float">
            <text:p>-18297.8</text:p>
          </table:table-cell>
          <table:table-cell office:value-type="float" office:value="1085.28" calcext:value-type="float">
            <text:p>1085.28</text:p>
          </table:table-cell>
          <table:table-cell office:value-type="float" office:value="7022.99" calcext:value-type="float">
            <text:p>7022.99</text:p>
          </table:table-cell>
          <table:table-cell office:value-type="float" office:value="278.959" calcext:value-type="float">
            <text:p>278.959</text:p>
          </table:table-cell>
          <table:table-cell office:value-type="float" office:value="515.277" calcext:value-type="float">
            <text:p>515.277</text:p>
          </table:table-cell>
          <table:table-cell office:value-type="float" office:value="278.263" calcext:value-type="float">
            <text:p>278.263</text:p>
          </table:table-cell>
          <table:table-cell office:value-type="float" office:value="2.0854" calcext:value-type="float">
            <text:p>2.0854</text:p>
          </table:table-cell>
          <table:table-cell office:value-type="float" office:value="2.10414" calcext:value-type="float">
            <text:p>2.104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692.6" calcext:value-type="float">
            <text:p>-18692.6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13550.1" calcext:value-type="float">
            <text:p>13550.1</text:p>
          </table:table-cell>
          <table:table-cell office:value-type="float" office:value="-14737.8" calcext:value-type="float">
            <text:p>-14737.8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11540.5" calcext:value-type="float">
            <text:p>11540.5</text:p>
          </table:table-cell>
          <table:table-cell office:value-type="float" office:value="2642.59" calcext:value-type="float">
            <text:p>2642.59</text:p>
          </table:table-cell>
          <table:table-cell office:value-type="float" office:value="1115.28" calcext:value-type="float">
            <text:p>1115.28</text:p>
          </table:table-cell>
          <table:table-cell office:value-type="float" office:value="1049.92" calcext:value-type="float">
            <text:p>1049.92</text:p>
          </table:table-cell>
          <table:table-cell office:value-type="float" office:value="2.08537" calcext:value-type="float">
            <text:p>2.08537</text:p>
          </table:table-cell>
          <table:table-cell office:value-type="float" office:value="2.10289" calcext:value-type="float">
            <text:p>2.1028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900.8" calcext:value-type="float">
            <text:p>-18900.8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11260" calcext:value-type="float">
            <text:p>11260</text:p>
          </table:table-cell>
          <table:table-cell office:value-type="float" office:value="-15356.2" calcext:value-type="float">
            <text:p>-15356.2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8700.38" calcext:value-type="float">
            <text:p>8700.38</text:p>
          </table:table-cell>
          <table:table-cell office:value-type="float" office:value="1399.22" calcext:value-type="float">
            <text:p>1399.22</text:p>
          </table:table-cell>
          <table:table-cell office:value-type="float" office:value="1115.28" calcext:value-type="float">
            <text:p>1115.28</text:p>
          </table:table-cell>
          <table:table-cell office:value-type="float" office:value="1600" calcext:value-type="float">
            <text:p>1600</text:p>
          </table:table-cell>
          <table:table-cell office:value-type="float" office:value="2.08537" calcext:value-type="float">
            <text:p>2.08537</text:p>
          </table:table-cell>
          <table:table-cell office:value-type="float" office:value="2.10291" calcext:value-type="float">
            <text:p>2.102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583.7" calcext:value-type="float">
            <text:p>-20583.7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9999.44" calcext:value-type="float">
            <text:p>9999.44</text:p>
          </table:table-cell>
          <table:table-cell office:value-type="float" office:value="-20152.4" calcext:value-type="float">
            <text:p>-20152.4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6127.23" calcext:value-type="float">
            <text:p>6127.23</text:p>
          </table:table-cell>
          <table:table-cell office:value-type="float" office:value="2463.68" calcext:value-type="float">
            <text:p>2463.68</text:p>
          </table:table-cell>
          <table:table-cell office:value-type="float" office:value="1115.28" calcext:value-type="float">
            <text:p>1115.28</text:p>
          </table:table-cell>
          <table:table-cell office:value-type="float" office:value="2912.59" calcext:value-type="float">
            <text:p>2912.59</text:p>
          </table:table-cell>
          <table:table-cell office:value-type="float" office:value="2.08537" calcext:value-type="float">
            <text:p>2.08537</text:p>
          </table:table-cell>
          <table:table-cell office:value-type="float" office:value="2.10294" calcext:value-type="float">
            <text:p>2.102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248.7" calcext:value-type="float">
            <text:p>-23248.7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7986.78" calcext:value-type="float">
            <text:p>7986.78</text:p>
          </table:table-cell>
          <table:table-cell office:value-type="float" office:value="-25498.8" calcext:value-type="float">
            <text:p>-25498.8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9602.02" calcext:value-type="float">
            <text:p>9602.02</text:p>
          </table:table-cell>
          <table:table-cell office:value-type="float" office:value="332.516" calcext:value-type="float">
            <text:p>332.516</text:p>
          </table:table-cell>
          <table:table-cell office:value-type="float" office:value="1115.28" calcext:value-type="float">
            <text:p>1115.28</text:p>
          </table:table-cell>
          <table:table-cell office:value-type="float" office:value="2205.59" calcext:value-type="float">
            <text:p>2205.59</text:p>
          </table:table-cell>
          <table:table-cell office:value-type="float" office:value="2.08537" calcext:value-type="float">
            <text:p>2.08537</text:p>
          </table:table-cell>
          <table:table-cell office:value-type="float" office:value="2.10297" calcext:value-type="float">
            <text:p>2.1029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253.2" calcext:value-type="float">
            <text:p>-23253.2</text:p>
          </table:table-cell>
          <table:table-cell office:value-type="float" office:value="2185" calcext:value-type="float">
            <text:p>2185</text:p>
          </table:table-cell>
          <table:table-cell office:value-type="float" office:value="1547.8" calcext:value-type="float">
            <text:p>1547.8</text:p>
          </table:table-cell>
          <table:table-cell office:value-type="float" office:value="-21830.6" calcext:value-type="float">
            <text:p>-21830.6</text:p>
          </table:table-cell>
          <table:table-cell office:value-type="float" office:value="2235" calcext:value-type="float">
            <text:p>2235</text:p>
          </table:table-cell>
          <table:table-cell office:value-type="float" office:value="-996.604" calcext:value-type="float">
            <text:p>-996.604</text:p>
          </table:table-cell>
          <table:table-cell office:value-type="float" office:value="4303.17" calcext:value-type="float">
            <text:p>4303.17</text:p>
          </table:table-cell>
          <table:table-cell office:value-type="float" office:value="2315" calcext:value-type="float">
            <text:p>2315</text:p>
          </table:table-cell>
          <table:table-cell office:value-type="float" office:value="4233.42" calcext:value-type="float">
            <text:p>4233.42</text:p>
          </table:table-cell>
          <table:table-cell office:value-type="float" office:value="2.08534" calcext:value-type="float">
            <text:p>2.08534</text:p>
          </table:table-cell>
          <table:table-cell office:value-type="float" office:value="2.10043" calcext:value-type="float">
            <text:p>2.100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321.8" calcext:value-type="float">
            <text:p>-23321.8</text:p>
          </table:table-cell>
          <table:table-cell office:value-type="float" office:value="2185" calcext:value-type="float">
            <text:p>2185</text:p>
          </table:table-cell>
          <table:table-cell office:value-type="float" office:value="-1889.25" calcext:value-type="float">
            <text:p>-1889.25</text:p>
          </table:table-cell>
          <table:table-cell office:value-type="float" office:value="-18903.3" calcext:value-type="float">
            <text:p>-18903.3</text:p>
          </table:table-cell>
          <table:table-cell office:value-type="float" office:value="2235" calcext:value-type="float">
            <text:p>2235</text:p>
          </table:table-cell>
          <table:table-cell office:value-type="float" office:value="-5911.11" calcext:value-type="float">
            <text:p>-5911.11</text:p>
          </table:table-cell>
          <table:table-cell office:value-type="float" office:value="7079.14" calcext:value-type="float">
            <text:p>7079.14</text:p>
          </table:table-cell>
          <table:table-cell office:value-type="float" office:value="2315" calcext:value-type="float">
            <text:p>2315</text:p>
          </table:table-cell>
          <table:table-cell office:value-type="float" office:value="7079.11" calcext:value-type="float">
            <text:p>7079.11</text:p>
          </table:table-cell>
          <table:table-cell office:value-type="float" office:value="2.08534" calcext:value-type="float">
            <text:p>2.08534</text:p>
          </table:table-cell>
          <table:table-cell office:value-type="float" office:value="2.10046" calcext:value-type="float">
            <text:p>2.100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146.1" calcext:value-type="float">
            <text:p>-18146.1</text:p>
          </table:table-cell>
          <table:table-cell office:value-type="float" office:value="2185" calcext:value-type="float">
            <text:p>2185</text:p>
          </table:table-cell>
          <table:table-cell office:value-type="float" office:value="-4719.01" calcext:value-type="float">
            <text:p>-4719.01</text:p>
          </table:table-cell>
          <table:table-cell office:value-type="float" office:value="-18400.7" calcext:value-type="float">
            <text:p>-18400.7</text:p>
          </table:table-cell>
          <table:table-cell office:value-type="float" office:value="2235" calcext:value-type="float">
            <text:p>2235</text:p>
          </table:table-cell>
          <table:table-cell office:value-type="float" office:value="-5596.6" calcext:value-type="float">
            <text:p>-5596.6</text:p>
          </table:table-cell>
          <table:table-cell office:value-type="float" office:value="2696.14" calcext:value-type="float">
            <text:p>2696.14</text:p>
          </table:table-cell>
          <table:table-cell office:value-type="float" office:value="2315" calcext:value-type="float">
            <text:p>2315</text:p>
          </table:table-cell>
          <table:table-cell office:value-type="float" office:value="2465.5" calcext:value-type="float">
            <text:p>2465.5</text:p>
          </table:table-cell>
          <table:table-cell office:value-type="float" office:value="2.08534" calcext:value-type="float">
            <text:p>2.08534</text:p>
          </table:table-cell>
          <table:table-cell office:value-type="float" office:value="2.10048" calcext:value-type="float">
            <text:p>2.1004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999" calcext:value-type="float">
            <text:p>-26999</text:p>
          </table:table-cell>
          <table:table-cell office:value-type="float" office:value="2185" calcext:value-type="float">
            <text:p>2185</text:p>
          </table:table-cell>
          <table:table-cell office:value-type="float" office:value="5066.17" calcext:value-type="float">
            <text:p>5066.17</text:p>
          </table:table-cell>
          <table:table-cell office:value-type="float" office:value="-28433.1" calcext:value-type="float">
            <text:p>-28433.1</text:p>
          </table:table-cell>
          <table:table-cell office:value-type="float" office:value="2235" calcext:value-type="float">
            <text:p>2235</text:p>
          </table:table-cell>
          <table:table-cell office:value-type="float" office:value="7186.46" calcext:value-type="float">
            <text:p>7186.46</text:p>
          </table:table-cell>
          <table:table-cell office:value-type="float" office:value="1667.85" calcext:value-type="float">
            <text:p>1667.85</text:p>
          </table:table-cell>
          <table:table-cell office:value-type="float" office:value="2315" calcext:value-type="float">
            <text:p>2315</text:p>
          </table:table-cell>
          <table:table-cell office:value-type="float" office:value="936.975" calcext:value-type="float">
            <text:p>936.975</text:p>
          </table:table-cell>
          <table:table-cell office:value-type="float" office:value="2.08534" calcext:value-type="float">
            <text:p>2.08534</text:p>
          </table:table-cell>
          <table:table-cell office:value-type="float" office:value="2.10059" calcext:value-type="float">
            <text:p>2.10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063.1" calcext:value-type="float">
            <text:p>-1063.1</text:p>
          </table:table-cell>
          <table:table-cell office:value-type="float" office:value="1325.86" calcext:value-type="float">
            <text:p>1325.86</text:p>
          </table:table-cell>
          <table:table-cell office:value-type="float" office:value="-20967.4" calcext:value-type="float">
            <text:p>-20967.4</text:p>
          </table:table-cell>
          <table:table-cell office:value-type="float" office:value="-11590.2" calcext:value-type="float">
            <text:p>-11590.2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-13129" calcext:value-type="float">
            <text:p>-13129</text:p>
          </table:table-cell>
          <table:table-cell office:value-type="float" office:value="14822.1" calcext:value-type="float">
            <text:p>14822.1</text:p>
          </table:table-cell>
          <table:table-cell office:value-type="float" office:value="1474.69" calcext:value-type="float">
            <text:p>1474.69</text:p>
          </table:table-cell>
          <table:table-cell office:value-type="float" office:value="8378.3" calcext:value-type="float">
            <text:p>8378.3</text:p>
          </table:table-cell>
          <table:table-cell office:value-type="float" office:value="2.08532" calcext:value-type="float">
            <text:p>2.08532</text:p>
          </table:table-cell>
          <table:table-cell office:value-type="float" office:value="2.09789" calcext:value-type="float">
            <text:p>2.097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9715.1" calcext:value-type="float">
            <text:p>-19715.1</text:p>
          </table:table-cell>
          <table:table-cell office:value-type="float" office:value="1325.86" calcext:value-type="float">
            <text:p>1325.86</text:p>
          </table:table-cell>
          <table:table-cell office:value-type="float" office:value="-23424.8" calcext:value-type="float">
            <text:p>-23424.8</text:p>
          </table:table-cell>
          <table:table-cell office:value-type="float" office:value="-14353.2" calcext:value-type="float">
            <text:p>-14353.2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-11980.4" calcext:value-type="float">
            <text:p>-11980.4</text:p>
          </table:table-cell>
          <table:table-cell office:value-type="float" office:value="7714.74" calcext:value-type="float">
            <text:p>7714.74</text:p>
          </table:table-cell>
          <table:table-cell office:value-type="float" office:value="1474.69" calcext:value-type="float">
            <text:p>1474.69</text:p>
          </table:table-cell>
          <table:table-cell office:value-type="float" office:value="11984.2" calcext:value-type="float">
            <text:p>11984.2</text:p>
          </table:table-cell>
          <table:table-cell office:value-type="float" office:value="2.08532" calcext:value-type="float">
            <text:p>2.08532</text:p>
          </table:table-cell>
          <table:table-cell office:value-type="float" office:value="2.09792" calcext:value-type="float">
            <text:p>2.09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3928.1" calcext:value-type="float">
            <text:p>-33928.1</text:p>
          </table:table-cell>
          <table:table-cell office:value-type="float" office:value="1325.86" calcext:value-type="float">
            <text:p>1325.86</text:p>
          </table:table-cell>
          <table:table-cell office:value-type="float" office:value="-8939.17" calcext:value-type="float">
            <text:p>-8939.17</text:p>
          </table:table-cell>
          <table:table-cell office:value-type="float" office:value="-35577.1" calcext:value-type="float">
            <text:p>-35577.1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9189.62" calcext:value-type="float">
            <text:p>9189.62</text:p>
          </table:table-cell>
          <table:table-cell office:value-type="float" office:value="19164.7" calcext:value-type="float">
            <text:p>19164.7</text:p>
          </table:table-cell>
          <table:table-cell office:value-type="float" office:value="1474.69" calcext:value-type="float">
            <text:p>1474.69</text:p>
          </table:table-cell>
          <table:table-cell office:value-type="float" office:value="18668.6" calcext:value-type="float">
            <text:p>18668.6</text:p>
          </table:table-cell>
          <table:table-cell office:value-type="float" office:value="2.08532" calcext:value-type="float">
            <text:p>2.08532</text:p>
          </table:table-cell>
          <table:table-cell office:value-type="float" office:value="2.09795" calcext:value-type="float">
            <text:p>2.097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3822.6" calcext:value-type="float">
            <text:p>-43822.6</text:p>
          </table:table-cell>
          <table:table-cell office:value-type="float" office:value="1325.86" calcext:value-type="float">
            <text:p>1325.86</text:p>
          </table:table-cell>
          <table:table-cell office:value-type="float" office:value="15802.2" calcext:value-type="float">
            <text:p>15802.2</text:p>
          </table:table-cell>
          <table:table-cell office:value-type="float" office:value="-40151.8" calcext:value-type="float">
            <text:p>-40151.8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18347.3" calcext:value-type="float">
            <text:p>18347.3</text:p>
          </table:table-cell>
          <table:table-cell office:value-type="float" office:value="14103.6" calcext:value-type="float">
            <text:p>14103.6</text:p>
          </table:table-cell>
          <table:table-cell office:value-type="float" office:value="1474.69" calcext:value-type="float">
            <text:p>1474.69</text:p>
          </table:table-cell>
          <table:table-cell office:value-type="float" office:value="16250.9" calcext:value-type="float">
            <text:p>16250.9</text:p>
          </table:table-cell>
          <table:table-cell office:value-type="float" office:value="2.08532" calcext:value-type="float">
            <text:p>2.08532</text:p>
          </table:table-cell>
          <table:table-cell office:value-type="float" office:value="2.09797" calcext:value-type="float">
            <text:p>2.09797</text:p>
          </table:table-cell>
        </table:table-row>
        <table:table-row table:style-name="ro1">
          <table:table-cell office:value-type="float" office:value="0.19509" calcext:value-type="float">
            <text:p>0.19509</text:p>
          </table:table-cell>
          <table:table-cell office:value-type="float" office:value="0" calcext:value-type="float">
            <text:p>0</text:p>
          </table:table-cell>
          <table:table-cell office:value-type="float" office:value="0.980785" calcext:value-type="float">
            <text:p>0.980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0785" calcext:value-type="float">
            <text:p>0.980785</text:p>
          </table:table-cell>
          <table:table-cell office:value-type="float" office:value="0" calcext:value-type="float">
            <text:p>0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13005.7" calcext:value-type="float">
            <text:p>13005.7</text:p>
          </table:table-cell>
          <table:table-cell office:value-type="float" office:value="1325.86" calcext:value-type="float">
            <text:p>1325.86</text:p>
          </table:table-cell>
          <table:table-cell office:value-type="float" office:value="-16997.2" calcext:value-type="float">
            <text:p>-16997.2</text:p>
          </table:table-cell>
          <table:table-cell office:value-type="float" office:value="5265.01" calcext:value-type="float">
            <text:p>5265.01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-12362.2" calcext:value-type="float">
            <text:p>-12362.2</text:p>
          </table:table-cell>
          <table:table-cell office:value-type="float" office:value="9036.12" calcext:value-type="float">
            <text:p>9036.12</text:p>
          </table:table-cell>
          <table:table-cell office:value-type="float" office:value="1474.69" calcext:value-type="float">
            <text:p>1474.69</text:p>
          </table:table-cell>
          <table:table-cell office:value-type="float" office:value="13264.5" calcext:value-type="float">
            <text:p>13264.5</text:p>
          </table:table-cell>
          <table:table-cell office:value-type="float" office:value="2.08532" calcext:value-type="float">
            <text:p>2.08532</text:p>
          </table:table-cell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2386.3" calcext:value-type="float">
            <text:p>-32386.3</text:p>
          </table:table-cell>
          <table:table-cell office:value-type="float" office:value="1325.86" calcext:value-type="float">
            <text:p>1325.86</text:p>
          </table:table-cell>
          <table:table-cell office:value-type="float" office:value="7576.9" calcext:value-type="float">
            <text:p>7576.9</text:p>
          </table:table-cell>
          <table:table-cell office:value-type="float" office:value="-34570.8" calcext:value-type="float">
            <text:p>-34570.8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10306.8" calcext:value-type="float">
            <text:p>10306.8</text:p>
          </table:table-cell>
          <table:table-cell office:value-type="float" office:value="4299.64" calcext:value-type="float">
            <text:p>4299.64</text:p>
          </table:table-cell>
          <table:table-cell office:value-type="float" office:value="1474.69" calcext:value-type="float">
            <text:p>1474.69</text:p>
          </table:table-cell>
          <table:table-cell office:value-type="float" office:value="3801.25" calcext:value-type="float">
            <text:p>3801.25</text:p>
          </table:table-cell>
          <table:table-cell office:value-type="float" office:value="2.08529" calcext:value-type="float">
            <text:p>2.08529</text:p>
          </table:table-cell>
          <table:table-cell office:value-type="float" office:value="2.09218" calcext:value-type="float">
            <text:p>2.092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2813.4" calcext:value-type="float">
            <text:p>-32813.4</text:p>
          </table:table-cell>
          <table:table-cell office:value-type="float" office:value="1325.86" calcext:value-type="float">
            <text:p>1325.86</text:p>
          </table:table-cell>
          <table:table-cell office:value-type="float" office:value="12099.2" calcext:value-type="float">
            <text:p>12099.2</text:p>
          </table:table-cell>
          <table:table-cell office:value-type="float" office:value="-34010" calcext:value-type="float">
            <text:p>-34010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15306.9" calcext:value-type="float">
            <text:p>15306.9</text:p>
          </table:table-cell>
          <table:table-cell office:value-type="float" office:value="2906.63" calcext:value-type="float">
            <text:p>2906.63</text:p>
          </table:table-cell>
          <table:table-cell office:value-type="float" office:value="1474.69" calcext:value-type="float">
            <text:p>1474.69</text:p>
          </table:table-cell>
          <table:table-cell office:value-type="float" office:value="2320.44" calcext:value-type="float">
            <text:p>2320.44</text:p>
          </table:table-cell>
          <table:table-cell office:value-type="float" office:value="2.08529" calcext:value-type="float">
            <text:p>2.08529</text:p>
          </table:table-cell>
          <table:table-cell office:value-type="float" office:value="2.09221" calcext:value-type="float">
            <text:p>2.09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305.2" calcext:value-type="float">
            <text:p>-28305.2</text:p>
          </table:table-cell>
          <table:table-cell office:value-type="float" office:value="1350.28" calcext:value-type="float">
            <text:p>1350.28</text:p>
          </table:table-cell>
          <table:table-cell office:value-type="float" office:value="8992.13" calcext:value-type="float">
            <text:p>8992.13</text:p>
          </table:table-cell>
          <table:table-cell office:value-type="float" office:value="-28422.2" calcext:value-type="float">
            <text:p>-28422.2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10112.5" calcext:value-type="float">
            <text:p>10112.5</text:p>
          </table:table-cell>
          <table:table-cell office:value-type="float" office:value="3062.34" calcext:value-type="float">
            <text:p>3062.34</text:p>
          </table:table-cell>
          <table:table-cell office:value-type="float" office:value="1450.28" calcext:value-type="float">
            <text:p>1450.28</text:p>
          </table:table-cell>
          <table:table-cell office:value-type="float" office:value="3224.58" calcext:value-type="float">
            <text:p>3224.58</text:p>
          </table:table-cell>
          <table:table-cell office:value-type="float" office:value="2.08526" calcext:value-type="float">
            <text:p>2.08526</text:p>
          </table:table-cell>
          <table:table-cell office:value-type="float" office:value="2.09028" calcext:value-type="float">
            <text:p>2.090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15.2" calcext:value-type="float">
            <text:p>-24115.2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13677.2" calcext:value-type="float">
            <text:p>13677.2</text:p>
          </table:table-cell>
          <table:table-cell office:value-type="float" office:value="-25208.3" calcext:value-type="float">
            <text:p>-25208.3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13929.3" calcext:value-type="float">
            <text:p>13929.3</text:p>
          </table:table-cell>
          <table:table-cell office:value-type="float" office:value="2584.77" calcext:value-type="float">
            <text:p>2584.77</text:p>
          </table:table-cell>
          <table:table-cell office:value-type="float" office:value="1115.28" calcext:value-type="float">
            <text:p>1115.28</text:p>
          </table:table-cell>
          <table:table-cell office:value-type="float" office:value="2322.78" calcext:value-type="float">
            <text:p>2322.78</text:p>
          </table:table-cell>
          <table:table-cell office:value-type="float" office:value="2.08526" calcext:value-type="float">
            <text:p>2.08526</text:p>
          </table:table-cell>
          <table:table-cell office:value-type="float" office:value="2.09031" calcext:value-type="float">
            <text:p>2.090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651.7" calcext:value-type="float">
            <text:p>-25651.7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11522.9" calcext:value-type="float">
            <text:p>11522.9</text:p>
          </table:table-cell>
          <table:table-cell office:value-type="float" office:value="-26163.8" calcext:value-type="float">
            <text:p>-26163.8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12046.4" calcext:value-type="float">
            <text:p>12046.4</text:p>
          </table:table-cell>
          <table:table-cell office:value-type="float" office:value="2562.18" calcext:value-type="float">
            <text:p>2562.18</text:p>
          </table:table-cell>
          <table:table-cell office:value-type="float" office:value="1115.28" calcext:value-type="float">
            <text:p>1115.28</text:p>
          </table:table-cell>
          <table:table-cell office:value-type="float" office:value="2089.16" calcext:value-type="float">
            <text:p>2089.16</text:p>
          </table:table-cell>
          <table:table-cell office:value-type="float" office:value="2.08526" calcext:value-type="float">
            <text:p>2.08526</text:p>
          </table:table-cell>
          <table:table-cell office:value-type="float" office:value="2.09034" calcext:value-type="float">
            <text:p>2.090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275.2" calcext:value-type="float">
            <text:p>-19275.2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20220.8" calcext:value-type="float">
            <text:p>20220.8</text:p>
          </table:table-cell>
          <table:table-cell office:value-type="float" office:value="-18823.8" calcext:value-type="float">
            <text:p>-18823.8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21084.3" calcext:value-type="float">
            <text:p>21084.3</text:p>
          </table:table-cell>
          <table:table-cell office:value-type="float" office:value="2286.46" calcext:value-type="float">
            <text:p>2286.46</text:p>
          </table:table-cell>
          <table:table-cell office:value-type="float" office:value="1115.28" calcext:value-type="float">
            <text:p>1115.28</text:p>
          </table:table-cell>
          <table:table-cell office:value-type="float" office:value="1094.41" calcext:value-type="float">
            <text:p>1094.41</text:p>
          </table:table-cell>
          <table:table-cell office:value-type="float" office:value="2.08526" calcext:value-type="float">
            <text:p>2.08526</text:p>
          </table:table-cell>
          <table:table-cell office:value-type="float" office:value="2.09039" calcext:value-type="float">
            <text:p>2.0903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680.9" calcext:value-type="float">
            <text:p>-14680.9</text:p>
          </table:table-cell>
          <table:table-cell office:value-type="float" office:value="1485.28" calcext:value-type="float">
            <text:p>1485.28</text:p>
          </table:table-cell>
          <table:table-cell office:value-type="float" office:value="14410.8" calcext:value-type="float">
            <text:p>14410.8</text:p>
          </table:table-cell>
          <table:table-cell office:value-type="float" office:value="-17954.3" calcext:value-type="float">
            <text:p>-17954.3</text:p>
          </table:table-cell>
          <table:table-cell office:value-type="float" office:value="1085.28" calcext:value-type="float">
            <text:p>1085.28</text:p>
          </table:table-cell>
          <table:table-cell office:value-type="float" office:value="11187.4" calcext:value-type="float">
            <text:p>11187.4</text:p>
          </table:table-cell>
          <table:table-cell office:value-type="float" office:value="1953.87" calcext:value-type="float">
            <text:p>1953.87</text:p>
          </table:table-cell>
          <table:table-cell office:value-type="float" office:value="1315.28" calcext:value-type="float">
            <text:p>1315.28</text:p>
          </table:table-cell>
          <table:table-cell office:value-type="float" office:value="4789.25" calcext:value-type="float">
            <text:p>4789.25</text:p>
          </table:table-cell>
          <table:table-cell office:value-type="float" office:value="2.08524" calcext:value-type="float">
            <text:p>2.08524</text:p>
          </table:table-cell>
          <table:table-cell office:value-type="float" office:value="2.08793" calcext:value-type="float">
            <text:p>2.08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300" calcext:value-type="float">
            <text:p>-10300</text:p>
          </table:table-cell>
          <table:table-cell office:value-type="float" office:value="1485.28" calcext:value-type="float">
            <text:p>1485.28</text:p>
          </table:table-cell>
          <table:table-cell office:value-type="float" office:value="14032.9" calcext:value-type="float">
            <text:p>14032.9</text:p>
          </table:table-cell>
          <table:table-cell office:value-type="float" office:value="-12978.2" calcext:value-type="float">
            <text:p>-12978.2</text:p>
          </table:table-cell>
          <table:table-cell office:value-type="float" office:value="1085.28" calcext:value-type="float">
            <text:p>1085.28</text:p>
          </table:table-cell>
          <table:table-cell office:value-type="float" office:value="10471.7" calcext:value-type="float">
            <text:p>10471.7</text:p>
          </table:table-cell>
          <table:table-cell office:value-type="float" office:value="2500" calcext:value-type="float">
            <text:p>2500</text:p>
          </table:table-cell>
          <table:table-cell office:value-type="float" office:value="1315.28" calcext:value-type="float">
            <text:p>1315.28</text:p>
          </table:table-cell>
          <table:table-cell office:value-type="float" office:value="5167.13" calcext:value-type="float">
            <text:p>5167.13</text:p>
          </table:table-cell>
          <table:table-cell office:value-type="float" office:value="2.08524" calcext:value-type="float">
            <text:p>2.08524</text:p>
          </table:table-cell>
          <table:table-cell office:value-type="float" office:value="2.08801" calcext:value-type="float">
            <text:p>2.088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057.1" calcext:value-type="float">
            <text:p>-14057.1</text:p>
          </table:table-cell>
          <table:table-cell office:value-type="float" office:value="1485.28" calcext:value-type="float">
            <text:p>1485.28</text:p>
          </table:table-cell>
          <table:table-cell office:value-type="float" office:value="22338.2" calcext:value-type="float">
            <text:p>22338.2</text:p>
          </table:table-cell>
          <table:table-cell office:value-type="float" office:value="-18087.2" calcext:value-type="float">
            <text:p>-18087.2</text:p>
          </table:table-cell>
          <table:table-cell office:value-type="float" office:value="1085.28" calcext:value-type="float">
            <text:p>1085.28</text:p>
          </table:table-cell>
          <table:table-cell office:value-type="float" office:value="15578.8" calcext:value-type="float">
            <text:p>15578.8</text:p>
          </table:table-cell>
          <table:table-cell office:value-type="float" office:value="2710.59" calcext:value-type="float">
            <text:p>2710.59</text:p>
          </table:table-cell>
          <table:table-cell office:value-type="float" office:value="1315.28" calcext:value-type="float">
            <text:p>1315.28</text:p>
          </table:table-cell>
          <table:table-cell office:value-type="float" office:value="1786.81" calcext:value-type="float">
            <text:p>1786.81</text:p>
          </table:table-cell>
          <table:table-cell office:value-type="float" office:value="2.08524" calcext:value-type="float">
            <text:p>2.08524</text:p>
          </table:table-cell>
          <table:table-cell office:value-type="float" office:value="2.08809" calcext:value-type="float">
            <text:p>2.088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75.03" calcext:value-type="float">
            <text:p>-4475.03</text:p>
          </table:table-cell>
          <table:table-cell office:value-type="float" office:value="-252.5" calcext:value-type="float">
            <text:p>-252.5</text:p>
          </table:table-cell>
          <table:table-cell office:value-type="float" office:value="-5650" calcext:value-type="float">
            <text:p>-56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4.965" calcext:value-type="float">
            <text:p>524.965</text:p>
          </table:table-cell>
          <table:table-cell office:value-type="float" office:value="252.5" calcext:value-type="float">
            <text:p>252.5</text:p>
          </table:table-cell>
          <table:table-cell office:value-type="float" office:value="205" calcext:value-type="float">
            <text:p>205</text:p>
          </table:table-cell>
          <table:table-cell office:value-type="float" office:value="2.07952" calcext:value-type="float">
            <text:p>2.07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00" calcext:value-type="float">
            <text:p>-3800</text:p>
          </table:table-cell>
          <table:table-cell office:value-type="float" office:value="-360" calcext:value-type="float">
            <text:p>-360</text:p>
          </table:table-cell>
          <table:table-cell office:value-type="float" office:value="-6072.5" calcext:value-type="float">
            <text:p>-60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20" calcext:value-type="float">
            <text:p>320</text:p>
          </table:table-cell>
          <table:table-cell office:value-type="float" office:value="627.5" calcext:value-type="float">
            <text:p>627.5</text:p>
          </table:table-cell>
          <table:table-cell office:value-type="float" office:value="2.07949" calcext:value-type="float">
            <text:p>2.0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18.75" calcext:value-type="float">
            <text:p>-3318.75</text:p>
          </table:table-cell>
          <table:table-cell office:value-type="float" office:value="-472.5" calcext:value-type="float">
            <text:p>-472.5</text:p>
          </table:table-cell>
          <table:table-cell office:value-type="float" office:value="-7202.5" calcext:value-type="float">
            <text:p>-720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3.75" calcext:value-type="float">
            <text:p>993.75</text:p>
          </table:table-cell>
          <table:table-cell office:value-type="float" office:value="432.5" calcext:value-type="float">
            <text:p>432.5</text:p>
          </table:table-cell>
          <table:table-cell office:value-type="float" office:value="907.501" calcext:value-type="float">
            <text:p>907.501</text:p>
          </table:table-cell>
          <table:table-cell office:value-type="float" office:value="2.07947" calcext:value-type="float">
            <text:p>2.07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75.02" calcext:value-type="float">
            <text:p>-4475.02</text:p>
          </table:table-cell>
          <table:table-cell office:value-type="float" office:value="-252.5" calcext:value-type="float">
            <text:p>-252.5</text:p>
          </table:table-cell>
          <table:table-cell office:value-type="float" office:value="-2150" calcext:value-type="float">
            <text:p>-2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4.983" calcext:value-type="float">
            <text:p>524.983</text:p>
          </table:table-cell>
          <table:table-cell office:value-type="float" office:value="252.5" calcext:value-type="float">
            <text:p>252.5</text:p>
          </table:table-cell>
          <table:table-cell office:value-type="float" office:value="205" calcext:value-type="float">
            <text:p>205</text:p>
          </table:table-cell>
          <table:table-cell office:value-type="float" office:value="2.07944" calcext:value-type="float">
            <text:p>2.0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.3" calcext:value-type="float">
            <text:p>1010.3</text:p>
          </table:table-cell>
          <table:table-cell office:value-type="float" office:value="-1950" calcext:value-type="float">
            <text:p>-1950</text:p>
          </table:table-cell>
          <table:table-cell office:value-type="float" office:value="-2114.68" calcext:value-type="float">
            <text:p>-2114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.705" calcext:value-type="float">
            <text:p>190.705</text:p>
          </table:table-cell>
          <table:table-cell office:value-type="float" office:value="450" calcext:value-type="float">
            <text:p>450</text:p>
          </table:table-cell>
          <table:table-cell office:value-type="float" office:value="965.494" calcext:value-type="float">
            <text:p>965.494</text:p>
          </table:table-cell>
          <table:table-cell office:value-type="float" office:value="2.07941" calcext:value-type="float">
            <text:p>2.07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9.9" calcext:value-type="float">
            <text:p>1029.9</text:p>
          </table:table-cell>
          <table:table-cell office:value-type="float" office:value="-1910.5" calcext:value-type="float">
            <text:p>-1910.5</text:p>
          </table:table-cell>
          <table:table-cell office:value-type="float" office:value="-5684.82" calcext:value-type="float">
            <text:p>-5684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.1" calcext:value-type="float">
            <text:p>210.1</text:p>
          </table:table-cell>
          <table:table-cell office:value-type="float" office:value="490.5" calcext:value-type="float">
            <text:p>490.5</text:p>
          </table:table-cell>
          <table:table-cell office:value-type="float" office:value="965.193" calcext:value-type="float">
            <text:p>965.193</text:p>
          </table:table-cell>
          <table:table-cell office:value-type="float" office:value="2.07939" calcext:value-type="float">
            <text:p>2.07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88.23" calcext:value-type="float">
            <text:p>-888.23</text:p>
          </table:table-cell>
          <table:table-cell office:value-type="float" office:value="-1021.25" calcext:value-type="float">
            <text:p>-1021.25</text:p>
          </table:table-cell>
          <table:table-cell office:value-type="float" office:value="-6500.04" calcext:value-type="float">
            <text:p>-650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2.77" calcext:value-type="float">
            <text:p>1712.77</text:p>
          </table:table-cell>
          <table:table-cell office:value-type="float" office:value="1021.25" calcext:value-type="float">
            <text:p>1021.25</text:p>
          </table:table-cell>
          <table:table-cell office:value-type="float" office:value="315.037" calcext:value-type="float">
            <text:p>315.037</text:p>
          </table:table-cell>
          <table:table-cell office:value-type="float" office:value="2.07936" calcext:value-type="float">
            <text:p>2.07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.303" calcext:value-type="float">
            <text:p>557.303</text:p>
          </table:table-cell>
          <table:table-cell office:value-type="float" office:value="-2417.69" calcext:value-type="float">
            <text:p>-2417.69</text:p>
          </table:table-cell>
          <table:table-cell office:value-type="float" office:value="-3900" calcext:value-type="float">
            <text:p>-3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.697" calcext:value-type="float">
            <text:p>274.697</text:p>
          </table:table-cell>
          <table:table-cell office:value-type="float" office:value="377.69" calcext:value-type="float">
            <text:p>377.69</text:p>
          </table:table-cell>
          <table:table-cell office:value-type="float" office:value="1200.1" calcext:value-type="float">
            <text:p>1200.1</text:p>
          </table:table-cell>
          <table:table-cell office:value-type="float" office:value="2.06419" calcext:value-type="float">
            <text:p>2.06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5.55" calcext:value-type="float">
            <text:p>3245.55</text:p>
          </table:table-cell>
          <table:table-cell office:value-type="float" office:value="-2458.01" calcext:value-type="float">
            <text:p>-2458.01</text:p>
          </table:table-cell>
          <table:table-cell office:value-type="float" office:value="-6989.97" calcext:value-type="float">
            <text:p>-6989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4.55" calcext:value-type="float">
            <text:p>854.55</text:p>
          </table:table-cell>
          <table:table-cell office:value-type="float" office:value="529.07" calcext:value-type="float">
            <text:p>529.07</text:p>
          </table:table-cell>
          <table:table-cell office:value-type="float" office:value="2089.97" calcext:value-type="float">
            <text:p>2089.97</text:p>
          </table:table-cell>
          <table:table-cell office:value-type="float" office:value="2.06417" calcext:value-type="float">
            <text:p>2.06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.45" calcext:value-type="float">
            <text:p>754.45</text:p>
          </table:table-cell>
          <table:table-cell office:value-type="float" office:value="-2458.01" calcext:value-type="float">
            <text:p>-2458.01</text:p>
          </table:table-cell>
          <table:table-cell office:value-type="float" office:value="-7099.95" calcext:value-type="float">
            <text:p>-7099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4.55" calcext:value-type="float">
            <text:p>854.55</text:p>
          </table:table-cell>
          <table:table-cell office:value-type="float" office:value="529.07" calcext:value-type="float">
            <text:p>529.07</text:p>
          </table:table-cell>
          <table:table-cell office:value-type="float" office:value="2000.05" calcext:value-type="float">
            <text:p>2000.05</text:p>
          </table:table-cell>
          <table:table-cell office:value-type="float" office:value="2.06414" calcext:value-type="float">
            <text:p>2.06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5.45" calcext:value-type="float">
            <text:p>3245.45</text:p>
          </table:table-cell>
          <table:table-cell office:value-type="float" office:value="-2458.01" calcext:value-type="float">
            <text:p>-2458.01</text:p>
          </table:table-cell>
          <table:table-cell office:value-type="float" office:value="-900" calcext:value-type="float">
            <text:p>-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4.356" calcext:value-type="float">
            <text:p>854.356</text:p>
          </table:table-cell>
          <table:table-cell office:value-type="float" office:value="529.07" calcext:value-type="float">
            <text:p>529.07</text:p>
          </table:table-cell>
          <table:table-cell office:value-type="float" office:value="2000" calcext:value-type="float">
            <text:p>2000</text:p>
          </table:table-cell>
          <table:table-cell office:value-type="float" office:value="2.06411" calcext:value-type="float">
            <text:p>2.06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.45" calcext:value-type="float">
            <text:p>754.45</text:p>
          </table:table-cell>
          <table:table-cell office:value-type="float" office:value="-2458.01" calcext:value-type="float">
            <text:p>-2458.01</text:p>
          </table:table-cell>
          <table:table-cell office:value-type="float" office:value="-581.122" calcext:value-type="float">
            <text:p>-581.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4.551" calcext:value-type="float">
            <text:p>854.551</text:p>
          </table:table-cell>
          <table:table-cell office:value-type="float" office:value="529.07" calcext:value-type="float">
            <text:p>529.07</text:p>
          </table:table-cell>
          <table:table-cell office:value-type="float" office:value="2118.98" calcext:value-type="float">
            <text:p>2118.98</text:p>
          </table:table-cell>
          <table:table-cell office:value-type="float" office:value="2.06409" calcext:value-type="float">
            <text:p>2.06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-2306.19" calcext:value-type="float">
            <text:p>-2306.19</text:p>
          </table:table-cell>
          <table:table-cell office:value-type="float" office:value="-6200.07" calcext:value-type="float">
            <text:p>-620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56.185" calcext:value-type="float">
            <text:p>356.185</text:p>
          </table:table-cell>
          <table:table-cell office:value-type="float" office:value="1200.57" calcext:value-type="float">
            <text:p>1200.57</text:p>
          </table:table-cell>
          <table:table-cell office:value-type="float" office:value="2.06406" calcext:value-type="float">
            <text:p>2.06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4" calcext:value-type="float">
            <text:p>1854</text:p>
          </table:table-cell>
          <table:table-cell office:value-type="float" office:value="-2306.19" calcext:value-type="float">
            <text:p>-2306.19</text:p>
          </table:table-cell>
          <table:table-cell office:value-type="float" office:value="-1894.31" calcext:value-type="float">
            <text:p>-1894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356.185" calcext:value-type="float">
            <text:p>356.185</text:p>
          </table:table-cell>
          <table:table-cell office:value-type="float" office:value="906.187" calcext:value-type="float">
            <text:p>906.187</text:p>
          </table:table-cell>
          <table:table-cell office:value-type="float" office:value="2.06403" calcext:value-type="float">
            <text:p>2.06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6.5" calcext:value-type="float">
            <text:p>2276.5</text:p>
          </table:table-cell>
          <table:table-cell office:value-type="float" office:value="-2152.82" calcext:value-type="float">
            <text:p>-2152.82</text:p>
          </table:table-cell>
          <table:table-cell office:value-type="float" office:value="-3812.06" calcext:value-type="float">
            <text:p>-3812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6.98" calcext:value-type="float">
            <text:p>1426.98</text:p>
          </table:table-cell>
          <table:table-cell office:value-type="float" office:value="671.904" calcext:value-type="float">
            <text:p>671.904</text:p>
          </table:table-cell>
          <table:table-cell office:value-type="float" office:value="1207.94" calcext:value-type="float">
            <text:p>1207.94</text:p>
          </table:table-cell>
          <table:table-cell office:value-type="float" office:value="2.06401" calcext:value-type="float">
            <text:p>2.06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-2355" calcext:value-type="float">
            <text:p>-2355</text:p>
          </table:table-cell>
          <table:table-cell office:value-type="float" office:value="-490" calcext:value-type="float">
            <text:p>-4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 office:value-type="float" office:value="404.996" calcext:value-type="float">
            <text:p>404.996</text:p>
          </table:table-cell>
          <table:table-cell office:value-type="float" office:value="520" calcext:value-type="float">
            <text:p>520</text:p>
          </table:table-cell>
          <table:table-cell office:value-type="float" office:value="2.06398" calcext:value-type="float">
            <text:p>2.06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71.4" calcext:value-type="float">
            <text:p>-11171.4</text:p>
          </table:table-cell>
          <table:table-cell office:value-type="float" office:value="-1040" calcext:value-type="float">
            <text:p>-1040</text:p>
          </table:table-cell>
          <table:table-cell office:value-type="float" office:value="-9545.59" calcext:value-type="float">
            <text:p>-9545.59</text:p>
          </table:table-cell>
          <table:table-cell office:value-type="float" office:value="-29715" calcext:value-type="float">
            <text:p>-29715</text:p>
          </table:table-cell>
          <table:table-cell office:value-type="float" office:value="660" calcext:value-type="float">
            <text:p>660</text:p>
          </table:table-cell>
          <table:table-cell office:value-type="float" office:value="-12710" calcext:value-type="float">
            <text:p>-12710</text:p>
          </table:table-cell>
          <table:table-cell office:value-type="float" office:value="2712.06" calcext:value-type="float">
            <text:p>2712.06</text:p>
          </table:table-cell>
          <table:table-cell office:value-type="float" office:value="570.001" calcext:value-type="float">
            <text:p>570.001</text:p>
          </table:table-cell>
          <table:table-cell office:value-type="float" office:value="2917.16" calcext:value-type="float">
            <text:p>2917.16</text:p>
          </table:table-cell>
          <table:table-cell office:value-type="float" office:value="2.05175" calcext:value-type="float">
            <text:p>2.05175</text:p>
          </table:table-cell>
          <table:table-cell office:value-type="float" office:value="2.06379" calcext:value-type="float">
            <text:p>2.0637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05.37" calcext:value-type="float">
            <text:p>-9005.37</text:p>
          </table:table-cell>
          <table:table-cell office:value-type="float" office:value="-299.999" calcext:value-type="float">
            <text:p>-299.999</text:p>
          </table:table-cell>
          <table:table-cell office:value-type="float" office:value="-11654.2" calcext:value-type="float">
            <text:p>-11654.2</text:p>
          </table:table-cell>
          <table:table-cell office:value-type="float" office:value="-23715" calcext:value-type="float">
            <text:p>-23715</text:p>
          </table:table-cell>
          <table:table-cell office:value-type="float" office:value="2170" calcext:value-type="float">
            <text:p>2170</text:p>
          </table:table-cell>
          <table:table-cell office:value-type="float" office:value="-24624.3" calcext:value-type="float">
            <text:p>-24624.3</text:p>
          </table:table-cell>
          <table:table-cell office:value-type="float" office:value="142.587" calcext:value-type="float">
            <text:p>142.587</text:p>
          </table:table-cell>
          <table:table-cell office:value-type="float" office:value="169.999" calcext:value-type="float">
            <text:p>169.999</text:p>
          </table:table-cell>
          <table:table-cell office:value-type="float" office:value="176.129" calcext:value-type="float">
            <text:p>176.129</text:p>
          </table:table-cell>
          <table:table-cell office:value-type="float" office:value="2.05175" calcext:value-type="float">
            <text:p>2.05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33.1" calcext:value-type="float">
            <text:p>-14933.1</text:p>
          </table:table-cell>
          <table:table-cell office:value-type="float" office:value="45.2788" calcext:value-type="float">
            <text:p>45.2788</text:p>
          </table:table-cell>
          <table:table-cell office:value-type="float" office:value="149.998" calcext:value-type="float">
            <text:p>149.998</text:p>
          </table:table-cell>
          <table:table-cell office:value-type="float" office:value="-29495" calcext:value-type="float">
            <text:p>-29495</text:p>
          </table:table-cell>
          <table:table-cell office:value-type="float" office:value="2170" calcext:value-type="float">
            <text:p>2170</text:p>
          </table:table-cell>
          <table:table-cell office:value-type="float" office:value="-12710" calcext:value-type="float">
            <text:p>-12710</text:p>
          </table:table-cell>
          <table:table-cell office:value-type="float" office:value="566.139" calcext:value-type="float">
            <text:p>566.139</text:p>
          </table:table-cell>
          <table:table-cell office:value-type="float" office:value="515.277" calcext:value-type="float">
            <text:p>515.277</text:p>
          </table:table-cell>
          <table:table-cell office:value-type="float" office:value="560" calcext:value-type="float">
            <text:p>560</text:p>
          </table:table-cell>
          <table:table-cell office:value-type="float" office:value="2.05172" calcext:value-type="float">
            <text:p>2.05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920.2" calcext:value-type="float">
            <text:p>-15920.2</text:p>
          </table:table-cell>
          <table:table-cell office:value-type="float" office:value="-1040" calcext:value-type="float">
            <text:p>-1040</text:p>
          </table:table-cell>
          <table:table-cell office:value-type="float" office:value="-1818.84" calcext:value-type="float">
            <text:p>-1818.84</text:p>
          </table:table-cell>
          <table:table-cell office:value-type="float" office:value="-34623.7" calcext:value-type="float">
            <text:p>-34623.7</text:p>
          </table:table-cell>
          <table:table-cell office:value-type="float" office:value="660" calcext:value-type="float">
            <text:p>660</text:p>
          </table:table-cell>
          <table:table-cell office:value-type="float" office:value="-12210" calcext:value-type="float">
            <text:p>-12210</text:p>
          </table:table-cell>
          <table:table-cell office:value-type="float" office:value="1356.9" calcext:value-type="float">
            <text:p>1356.9</text:p>
          </table:table-cell>
          <table:table-cell office:value-type="float" office:value="570.001" calcext:value-type="float">
            <text:p>570.001</text:p>
          </table:table-cell>
          <table:table-cell office:value-type="float" office:value="2166.94" calcext:value-type="float">
            <text:p>2166.94</text:p>
          </table:table-cell>
          <table:table-cell office:value-type="float" office:value="2.05172" calcext:value-type="float">
            <text:p>2.05172</text:p>
          </table:table-cell>
          <table:table-cell office:value-type="float" office:value="2.06248" calcext:value-type="float">
            <text:p>2.0624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56.12" calcext:value-type="float">
            <text:p>-7656.12</text:p>
          </table:table-cell>
          <table:table-cell office:value-type="float" office:value="-1040" calcext:value-type="float">
            <text:p>-1040</text:p>
          </table:table-cell>
          <table:table-cell office:value-type="float" office:value="-265.216" calcext:value-type="float">
            <text:p>-265.216</text:p>
          </table:table-cell>
          <table:table-cell office:value-type="float" office:value="-22449.2" calcext:value-type="float">
            <text:p>-22449.2</text:p>
          </table:table-cell>
          <table:table-cell office:value-type="float" office:value="660" calcext:value-type="float">
            <text:p>660</text:p>
          </table:table-cell>
          <table:table-cell office:value-type="float" office:value="-12038.6" calcext:value-type="float">
            <text:p>-12038.6</text:p>
          </table:table-cell>
          <table:table-cell office:value-type="float" office:value="939.24" calcext:value-type="float">
            <text:p>939.24</text:p>
          </table:table-cell>
          <table:table-cell office:value-type="float" office:value="570.001" calcext:value-type="float">
            <text:p>570.001</text:p>
          </table:table-cell>
          <table:table-cell office:value-type="float" office:value="1332.94" calcext:value-type="float">
            <text:p>1332.94</text:p>
          </table:table-cell>
          <table:table-cell office:value-type="float" office:value="2.0517" calcext:value-type="float">
            <text:p>2.0517</text:p>
          </table:table-cell>
          <table:table-cell office:value-type="float" office:value="2.0616" calcext:value-type="float">
            <text:p>2.06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48.4" calcext:value-type="float">
            <text:p>-8248.4</text:p>
          </table:table-cell>
          <table:table-cell office:value-type="float" office:value="-180.733" calcext:value-type="float">
            <text:p>-180.733</text:p>
          </table:table-cell>
          <table:table-cell office:value-type="float" office:value="862.335" calcext:value-type="float">
            <text:p>862.335</text:p>
          </table:table-cell>
          <table:table-cell office:value-type="float" office:value="-21165.6" calcext:value-type="float">
            <text:p>-21165.6</text:p>
          </table:table-cell>
          <table:table-cell office:value-type="float" office:value="660" calcext:value-type="float">
            <text:p>660</text:p>
          </table:table-cell>
          <table:table-cell office:value-type="float" office:value="-13206.8" calcext:value-type="float">
            <text:p>-13206.8</text:p>
          </table:table-cell>
          <table:table-cell office:value-type="float" office:value="136.695" calcext:value-type="float">
            <text:p>136.695</text:p>
          </table:table-cell>
          <table:table-cell office:value-type="float" office:value="400.733" calcext:value-type="float">
            <text:p>400.733</text:p>
          </table:table-cell>
          <table:table-cell office:value-type="float" office:value="194.013" calcext:value-type="float">
            <text:p>194.013</text:p>
          </table:table-cell>
          <table:table-cell office:value-type="float" office:value="2.0517" calcext:value-type="float">
            <text:p>2.0517</text:p>
          </table:table-cell>
          <table:table-cell office:value-type="float" office:value="2.06163" calcext:value-type="float">
            <text:p>2.0616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29.74" calcext:value-type="float">
            <text:p>-5629.74</text:p>
          </table:table-cell>
          <table:table-cell office:value-type="float" office:value="-829.179" calcext:value-type="float">
            <text:p>-829.179</text:p>
          </table:table-cell>
          <table:table-cell office:value-type="float" office:value="-4931.86" calcext:value-type="float">
            <text:p>-4931.86</text:p>
          </table:table-cell>
          <table:table-cell office:value-type="float" office:value="-22449.2" calcext:value-type="float">
            <text:p>-22449.2</text:p>
          </table:table-cell>
          <table:table-cell office:value-type="float" office:value="870.82" calcext:value-type="float">
            <text:p>870.82</text:p>
          </table:table-cell>
          <table:table-cell office:value-type="float" office:value="-12038.6" calcext:value-type="float">
            <text:p>-12038.6</text:p>
          </table:table-cell>
          <table:table-cell office:value-type="float" office:value="1443.77" calcext:value-type="float">
            <text:p>1443.77</text:p>
          </table:table-cell>
          <table:table-cell office:value-type="float" office:value="570.001" calcext:value-type="float">
            <text:p>570.001</text:p>
          </table:table-cell>
          <table:table-cell office:value-type="float" office:value="2321.45" calcext:value-type="float">
            <text:p>2321.45</text:p>
          </table:table-cell>
          <table:table-cell office:value-type="float" office:value="2.05167" calcext:value-type="float">
            <text:p>2.05167</text:p>
          </table:table-cell>
          <table:table-cell office:value-type="float" office:value="2.06091" calcext:value-type="float">
            <text:p>2.060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549" calcext:value-type="float">
            <text:p>-18549</text:p>
          </table:table-cell>
          <table:table-cell office:value-type="float" office:value="-1040" calcext:value-type="float">
            <text:p>-1040</text:p>
          </table:table-cell>
          <table:table-cell office:value-type="float" office:value="-9030.61" calcext:value-type="float">
            <text:p>-9030.61</text:p>
          </table:table-cell>
          <table:table-cell office:value-type="float" office:value="-29715" calcext:value-type="float">
            <text:p>-29715</text:p>
          </table:table-cell>
          <table:table-cell office:value-type="float" office:value="660" calcext:value-type="float">
            <text:p>660</text:p>
          </table:table-cell>
          <table:table-cell office:value-type="float" office:value="-12710" calcext:value-type="float">
            <text:p>-12710</text:p>
          </table:table-cell>
          <table:table-cell office:value-type="float" office:value="5867.98" calcext:value-type="float">
            <text:p>5867.98</text:p>
          </table:table-cell>
          <table:table-cell office:value-type="float" office:value="570.001" calcext:value-type="float">
            <text:p>570.001</text:p>
          </table:table-cell>
          <table:table-cell office:value-type="float" office:value="3606.33" calcext:value-type="float">
            <text:p>3606.33</text:p>
          </table:table-cell>
          <table:table-cell office:value-type="float" office:value="2.05164" calcext:value-type="float">
            <text:p>2.05164</text:p>
          </table:table-cell>
          <table:table-cell office:value-type="float" office:value="2.06011" calcext:value-type="float">
            <text:p>2.060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066.4" calcext:value-type="float">
            <text:p>-16066.4</text:p>
          </table:table-cell>
          <table:table-cell office:value-type="float" office:value="-1040" calcext:value-type="float">
            <text:p>-1040</text:p>
          </table:table-cell>
          <table:table-cell office:value-type="float" office:value="-10989.1" calcext:value-type="float">
            <text:p>-10989.1</text:p>
          </table:table-cell>
          <table:table-cell office:value-type="float" office:value="-28332.6" calcext:value-type="float">
            <text:p>-28332.6</text:p>
          </table:table-cell>
          <table:table-cell office:value-type="float" office:value="660" calcext:value-type="float">
            <text:p>660</text:p>
          </table:table-cell>
          <table:table-cell office:value-type="float" office:value="-14266.4" calcext:value-type="float">
            <text:p>-14266.4</text:p>
          </table:table-cell>
          <table:table-cell office:value-type="float" office:value="819.736" calcext:value-type="float">
            <text:p>819.736</text:p>
          </table:table-cell>
          <table:table-cell office:value-type="float" office:value="570.001" calcext:value-type="float">
            <text:p>570.001</text:p>
          </table:table-cell>
          <table:table-cell office:value-type="float" office:value="2133.68" calcext:value-type="float">
            <text:p>2133.68</text:p>
          </table:table-cell>
          <table:table-cell office:value-type="float" office:value="2.05164" calcext:value-type="float">
            <text:p>2.05164</text:p>
          </table:table-cell>
          <table:table-cell office:value-type="float" office:value="2.06021" calcext:value-type="float">
            <text:p>2.060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285.8" calcext:value-type="float">
            <text:p>-14285.8</text:p>
          </table:table-cell>
          <table:table-cell office:value-type="float" office:value="-1040" calcext:value-type="float">
            <text:p>-1040</text:p>
          </table:table-cell>
          <table:table-cell office:value-type="float" office:value="-4412.52" calcext:value-type="float">
            <text:p>-4412.52</text:p>
          </table:table-cell>
          <table:table-cell office:value-type="float" office:value="-29715" calcext:value-type="float">
            <text:p>-29715</text:p>
          </table:table-cell>
          <table:table-cell office:value-type="float" office:value="660" calcext:value-type="float">
            <text:p>660</text:p>
          </table:table-cell>
          <table:table-cell office:value-type="float" office:value="-12710" calcext:value-type="float">
            <text:p>-12710</text:p>
          </table:table-cell>
          <table:table-cell office:value-type="float" office:value="4394.52" calcext:value-type="float">
            <text:p>4394.52</text:p>
          </table:table-cell>
          <table:table-cell office:value-type="float" office:value="570.001" calcext:value-type="float">
            <text:p>570.001</text:p>
          </table:table-cell>
          <table:table-cell office:value-type="float" office:value="1212.52" calcext:value-type="float">
            <text:p>1212.52</text:p>
          </table:table-cell>
          <table:table-cell office:value-type="float" office:value="2.05162" calcext:value-type="float">
            <text:p>2.05162</text:p>
          </table:table-cell>
          <table:table-cell office:value-type="float" office:value="2.05784" calcext:value-type="float">
            <text:p>2.0578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693" calcext:value-type="float">
            <text:p>-18693</text:p>
          </table:table-cell>
          <table:table-cell office:value-type="float" office:value="-1040" calcext:value-type="float">
            <text:p>-1040</text:p>
          </table:table-cell>
          <table:table-cell office:value-type="float" office:value="-4200.6" calcext:value-type="float">
            <text:p>-4200.6</text:p>
          </table:table-cell>
          <table:table-cell office:value-type="float" office:value="-37823.7" calcext:value-type="float">
            <text:p>-37823.7</text:p>
          </table:table-cell>
          <table:table-cell office:value-type="float" office:value="660" calcext:value-type="float">
            <text:p>660</text:p>
          </table:table-cell>
          <table:table-cell office:value-type="float" office:value="-12710" calcext:value-type="float">
            <text:p>-12710</text:p>
          </table:table-cell>
          <table:table-cell office:value-type="float" office:value="1873.71" calcext:value-type="float">
            <text:p>1873.71</text:p>
          </table:table-cell>
          <table:table-cell office:value-type="float" office:value="570.001" calcext:value-type="float">
            <text:p>570.001</text:p>
          </table:table-cell>
          <table:table-cell office:value-type="float" office:value="1604.86" calcext:value-type="float">
            <text:p>1604.86</text:p>
          </table:table-cell>
          <table:table-cell office:value-type="float" office:value="2.05162" calcext:value-type="float">
            <text:p>2.05162</text:p>
          </table:table-cell>
          <table:table-cell office:value-type="float" office:value="2.05789" calcext:value-type="float">
            <text:p>2.0578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31.73" calcext:value-type="float">
            <text:p>-5231.73</text:p>
          </table:table-cell>
          <table:table-cell office:value-type="float" office:value="-1040" calcext:value-type="float">
            <text:p>-1040</text:p>
          </table:table-cell>
          <table:table-cell office:value-type="float" office:value="1795.99" calcext:value-type="float">
            <text:p>1795.99</text:p>
          </table:table-cell>
          <table:table-cell office:value-type="float" office:value="-18725.5" calcext:value-type="float">
            <text:p>-18725.5</text:p>
          </table:table-cell>
          <table:table-cell office:value-type="float" office:value="660" calcext:value-type="float">
            <text:p>660</text:p>
          </table:table-cell>
          <table:table-cell office:value-type="float" office:value="-8066.62" calcext:value-type="float">
            <text:p>-8066.62</text:p>
          </table:table-cell>
          <table:table-cell office:value-type="float" office:value="2292.2" calcext:value-type="float">
            <text:p>2292.2</text:p>
          </table:table-cell>
          <table:table-cell office:value-type="float" office:value="570.001" calcext:value-type="float">
            <text:p>570.001</text:p>
          </table:table-cell>
          <table:table-cell office:value-type="float" office:value="2370.98" calcext:value-type="float">
            <text:p>2370.98</text:p>
          </table:table-cell>
          <table:table-cell office:value-type="float" office:value="2.05159" calcext:value-type="float">
            <text:p>2.05159</text:p>
          </table:table-cell>
          <table:table-cell office:value-type="float" office:value="2.05482" calcext:value-type="float">
            <text:p>2.054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21.73" calcext:value-type="float">
            <text:p>-7121.73</text:p>
          </table:table-cell>
          <table:table-cell office:value-type="float" office:value="-1040" calcext:value-type="float">
            <text:p>-1040</text:p>
          </table:table-cell>
          <table:table-cell office:value-type="float" office:value="-2442.69" calcext:value-type="float">
            <text:p>-2442.69</text:p>
          </table:table-cell>
          <table:table-cell office:value-type="float" office:value="-22449.2" calcext:value-type="float">
            <text:p>-22449.2</text:p>
          </table:table-cell>
          <table:table-cell office:value-type="float" office:value="660" calcext:value-type="float">
            <text:p>660</text:p>
          </table:table-cell>
          <table:table-cell office:value-type="float" office:value="-12038.6" calcext:value-type="float">
            <text:p>-12038.6</text:p>
          </table:table-cell>
          <table:table-cell office:value-type="float" office:value="2808.56" calcext:value-type="float">
            <text:p>2808.56</text:p>
          </table:table-cell>
          <table:table-cell office:value-type="float" office:value="570.001" calcext:value-type="float">
            <text:p>570.001</text:p>
          </table:table-cell>
          <table:table-cell office:value-type="float" office:value="2034.71" calcext:value-type="float">
            <text:p>2034.71</text:p>
          </table:table-cell>
          <table:table-cell office:value-type="float" office:value="2.05159" calcext:value-type="float">
            <text:p>2.05159</text:p>
          </table:table-cell>
          <table:table-cell office:value-type="float" office:value="2.05485" calcext:value-type="float">
            <text:p>2.05485</text:p>
          </table:table-cell>
        </table:table-row>
        <table:table-row table:style-name="ro1">
          <table:table-cell office:value-type="float" office:value="0.707216" calcext:value-type="float">
            <text:p>0.707216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-0.707216" calcext:value-type="float">
            <text:p>-0.707216</text:p>
          </table:table-cell>
          <table:table-cell office:value-type="float" office:value="-18556.6" calcext:value-type="float">
            <text:p>-18556.6</text:p>
          </table:table-cell>
          <table:table-cell office:value-type="float" office:value="1564.07" calcext:value-type="float">
            <text:p>1564.07</text:p>
          </table:table-cell>
          <table:table-cell office:value-type="float" office:value="7739.01" calcext:value-type="float">
            <text:p>7739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300" calcext:value-type="float">
            <text:p>300</text:p>
          </table:table-cell>
          <table:table-cell office:value-type="float" office:value="338.499" calcext:value-type="float">
            <text:p>338.499</text:p>
          </table:table-cell>
          <table:table-cell office:value-type="float" office:value="2.04313" calcext:value-type="float">
            <text:p>2.04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7216" calcext:value-type="float">
            <text:p>0.707216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-0.707216" calcext:value-type="float">
            <text:p>-0.707216</text:p>
          </table:table-cell>
          <table:table-cell office:value-type="float" office:value="-17578.1" calcext:value-type="float">
            <text:p>-17578.1</text:p>
          </table:table-cell>
          <table:table-cell office:value-type="float" office:value="1564.07" calcext:value-type="float">
            <text:p>1564.07</text:p>
          </table:table-cell>
          <table:table-cell office:value-type="float" office:value="6765.88" calcext:value-type="float">
            <text:p>6765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9.999" calcext:value-type="float">
            <text:p>339.999</text:p>
          </table:table-cell>
          <table:table-cell office:value-type="float" office:value="300" calcext:value-type="float">
            <text:p>300</text:p>
          </table:table-cell>
          <table:table-cell office:value-type="float" office:value="342.5" calcext:value-type="float">
            <text:p>342.5</text:p>
          </table:table-cell>
          <table:table-cell office:value-type="float" office:value="2.0431" calcext:value-type="float">
            <text:p>2.0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7216" calcext:value-type="float">
            <text:p>0.707216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-0.707216" calcext:value-type="float">
            <text:p>-0.707216</text:p>
          </table:table-cell>
          <table:table-cell office:value-type="float" office:value="-18134.2" calcext:value-type="float">
            <text:p>-18134.2</text:p>
          </table:table-cell>
          <table:table-cell office:value-type="float" office:value="1564.07" calcext:value-type="float">
            <text:p>1564.07</text:p>
          </table:table-cell>
          <table:table-cell office:value-type="float" office:value="7184.22" calcext:value-type="float">
            <text:p>7184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.999" calcext:value-type="float">
            <text:p>444.999</text:p>
          </table:table-cell>
          <table:table-cell office:value-type="float" office:value="300" calcext:value-type="float">
            <text:p>300</text:p>
          </table:table-cell>
          <table:table-cell office:value-type="float" office:value="232" calcext:value-type="float">
            <text:p>232</text:p>
          </table:table-cell>
          <table:table-cell office:value-type="float" office:value="2.04307" calcext:value-type="float">
            <text:p>2.04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7216" calcext:value-type="float">
            <text:p>0.707216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-0.707216" calcext:value-type="float">
            <text:p>-0.707216</text:p>
          </table:table-cell>
          <table:table-cell office:value-type="float" office:value="-16731.4" calcext:value-type="float">
            <text:p>-16731.4</text:p>
          </table:table-cell>
          <table:table-cell office:value-type="float" office:value="1563.07" calcext:value-type="float">
            <text:p>1563.07</text:p>
          </table:table-cell>
          <table:table-cell office:value-type="float" office:value="6530.64" calcext:value-type="float">
            <text:p>6530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.999" calcext:value-type="float">
            <text:p>519.999</text:p>
          </table:table-cell>
          <table:table-cell office:value-type="float" office:value="299" calcext:value-type="float">
            <text:p>299</text:p>
          </table:table-cell>
          <table:table-cell office:value-type="float" office:value="701.266" calcext:value-type="float">
            <text:p>701.266</text:p>
          </table:table-cell>
          <table:table-cell office:value-type="float" office:value="2.04305" calcext:value-type="float">
            <text:p>2.04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7216" calcext:value-type="float">
            <text:p>0.707216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-0.707216" calcext:value-type="float">
            <text:p>-0.707216</text:p>
          </table:table-cell>
          <table:table-cell office:value-type="float" office:value="-18162.9" calcext:value-type="float">
            <text:p>-18162.9</text:p>
          </table:table-cell>
          <table:table-cell office:value-type="float" office:value="1562.81" calcext:value-type="float">
            <text:p>1562.81</text:p>
          </table:table-cell>
          <table:table-cell office:value-type="float" office:value="9281.56" calcext:value-type="float">
            <text:p>9281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.403" calcext:value-type="float">
            <text:p>472.403</text:p>
          </table:table-cell>
          <table:table-cell office:value-type="float" office:value="299.26" calcext:value-type="float">
            <text:p>299.26</text:p>
          </table:table-cell>
          <table:table-cell office:value-type="float" office:value="242.5" calcext:value-type="float">
            <text:p>242.5</text:p>
          </table:table-cell>
          <table:table-cell office:value-type="float" office:value="2.04302" calcext:value-type="float">
            <text:p>2.04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7216" calcext:value-type="float">
            <text:p>0.707216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-0.707216" calcext:value-type="float">
            <text:p>-0.707216</text:p>
          </table:table-cell>
          <table:table-cell office:value-type="float" office:value="-19481.8" calcext:value-type="float">
            <text:p>-19481.8</text:p>
          </table:table-cell>
          <table:table-cell office:value-type="float" office:value="1562.84" calcext:value-type="float">
            <text:p>1562.84</text:p>
          </table:table-cell>
          <table:table-cell office:value-type="float" office:value="7962.95" calcext:value-type="float">
            <text:p>7962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.498" calcext:value-type="float">
            <text:p>472.498</text:p>
          </table:table-cell>
          <table:table-cell office:value-type="float" office:value="301.239" calcext:value-type="float">
            <text:p>301.239</text:p>
          </table:table-cell>
          <table:table-cell office:value-type="float" office:value="242.5" calcext:value-type="float">
            <text:p>242.5</text:p>
          </table:table-cell>
          <table:table-cell office:value-type="float" office:value="2.04299" calcext:value-type="float">
            <text:p>2.04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7216" calcext:value-type="float">
            <text:p>0.707216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-0.707216" calcext:value-type="float">
            <text:p>-0.707216</text:p>
          </table:table-cell>
          <table:table-cell office:value-type="float" office:value="-17345.7" calcext:value-type="float">
            <text:p>-17345.7</text:p>
          </table:table-cell>
          <table:table-cell office:value-type="float" office:value="1564.07" calcext:value-type="float">
            <text:p>1564.07</text:p>
          </table:table-cell>
          <table:table-cell office:value-type="float" office:value="7973.93" calcext:value-type="float">
            <text:p>7973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 office:value-type="float" office:value="300" calcext:value-type="float">
            <text:p>300</text:p>
          </table:table-cell>
          <table:table-cell office:value-type="float" office:value="189" calcext:value-type="float">
            <text:p>189</text:p>
          </table:table-cell>
          <table:table-cell office:value-type="float" office:value="2.04296" calcext:value-type="float">
            <text:p>2.04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7216" calcext:value-type="float">
            <text:p>0.707216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-0.707216" calcext:value-type="float">
            <text:p>-0.707216</text:p>
          </table:table-cell>
          <table:table-cell office:value-type="float" office:value="-18788.8" calcext:value-type="float">
            <text:p>-18788.8</text:p>
          </table:table-cell>
          <table:table-cell office:value-type="float" office:value="1597.47" calcext:value-type="float">
            <text:p>1597.47</text:p>
          </table:table-cell>
          <table:table-cell office:value-type="float" office:value="8588.63" calcext:value-type="float">
            <text:p>8588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333.625" calcext:value-type="float">
            <text:p>333.625</text:p>
          </table:table-cell>
          <table:table-cell office:value-type="float" office:value="784.998" calcext:value-type="float">
            <text:p>784.998</text:p>
          </table:table-cell>
          <table:table-cell office:value-type="float" office:value="2.04294" calcext:value-type="float">
            <text:p>2.04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7216" calcext:value-type="float">
            <text:p>0.707216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-0.707216" calcext:value-type="float">
            <text:p>-0.707216</text:p>
          </table:table-cell>
          <table:table-cell office:value-type="float" office:value="-17346.4" calcext:value-type="float">
            <text:p>-17346.4</text:p>
          </table:table-cell>
          <table:table-cell office:value-type="float" office:value="989.073" calcext:value-type="float">
            <text:p>989.073</text:p>
          </table:table-cell>
          <table:table-cell office:value-type="float" office:value="7973.23" calcext:value-type="float">
            <text:p>7973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float" office:value="225" calcext:value-type="float">
            <text:p>225</text:p>
          </table:table-cell>
          <table:table-cell office:value-type="float" office:value="195" calcext:value-type="float">
            <text:p>195</text:p>
          </table:table-cell>
          <table:table-cell office:value-type="float" office:value="2.0368" calcext:value-type="float">
            <text:p>2.0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7216" calcext:value-type="float">
            <text:p>0.707216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-0.707216" calcext:value-type="float">
            <text:p>-0.707216</text:p>
          </table:table-cell>
          <table:table-cell office:value-type="float" office:value="-16183.3" calcext:value-type="float">
            <text:p>-16183.3</text:p>
          </table:table-cell>
          <table:table-cell office:value-type="float" office:value="988.834" calcext:value-type="float">
            <text:p>988.834</text:p>
          </table:table-cell>
          <table:table-cell office:value-type="float" office:value="7014.92" calcext:value-type="float">
            <text:p>7014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.999" calcext:value-type="float">
            <text:p>469.999</text:p>
          </table:table-cell>
          <table:table-cell office:value-type="float" office:value="225.239" calcext:value-type="float">
            <text:p>225.239</text:p>
          </table:table-cell>
          <table:table-cell office:value-type="float" office:value="439.999" calcext:value-type="float">
            <text:p>439.999</text:p>
          </table:table-cell>
          <table:table-cell office:value-type="float" office:value="2.03677" calcext:value-type="float">
            <text:p>2.03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7216" calcext:value-type="float">
            <text:p>0.707216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-0.707216" calcext:value-type="float">
            <text:p>-0.707216</text:p>
          </table:table-cell>
          <table:table-cell office:value-type="float" office:value="-18371.5" calcext:value-type="float">
            <text:p>-18371.5</text:p>
          </table:table-cell>
          <table:table-cell office:value-type="float" office:value="988.834" calcext:value-type="float">
            <text:p>988.834</text:p>
          </table:table-cell>
          <table:table-cell office:value-type="float" office:value="9069.4" calcext:value-type="float">
            <text:p>9069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.999" calcext:value-type="float">
            <text:p>469.999</text:p>
          </table:table-cell>
          <table:table-cell office:value-type="float" office:value="225.239" calcext:value-type="float">
            <text:p>225.239</text:p>
          </table:table-cell>
          <table:table-cell office:value-type="float" office:value="535" calcext:value-type="float">
            <text:p>535</text:p>
          </table:table-cell>
          <table:table-cell office:value-type="float" office:value="2.03674" calcext:value-type="float">
            <text:p>2.0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7216" calcext:value-type="float">
            <text:p>0.707216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-0.707216" calcext:value-type="float">
            <text:p>-0.707216</text:p>
          </table:table-cell>
          <table:table-cell office:value-type="float" office:value="-17056.7" calcext:value-type="float">
            <text:p>-17056.7</text:p>
          </table:table-cell>
          <table:table-cell office:value-type="float" office:value="988.834" calcext:value-type="float">
            <text:p>988.834</text:p>
          </table:table-cell>
          <table:table-cell office:value-type="float" office:value="6304.42" calcext:value-type="float">
            <text:p>6304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4.999" calcext:value-type="float">
            <text:p>584.999</text:p>
          </table:table-cell>
          <table:table-cell office:value-type="float" office:value="225.239" calcext:value-type="float">
            <text:p>225.239</text:p>
          </table:table-cell>
          <table:table-cell office:value-type="float" office:value="779.998" calcext:value-type="float">
            <text:p>779.998</text:p>
          </table:table-cell>
          <table:table-cell office:value-type="float" office:value="2.03672" calcext:value-type="float">
            <text:p>2.03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7216" calcext:value-type="float">
            <text:p>0.707216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-0.707216" calcext:value-type="float">
            <text:p>-0.707216</text:p>
          </table:table-cell>
          <table:table-cell office:value-type="float" office:value="-19082.3" calcext:value-type="float">
            <text:p>-19082.3</text:p>
          </table:table-cell>
          <table:table-cell office:value-type="float" office:value="988.834" calcext:value-type="float">
            <text:p>988.834</text:p>
          </table:table-cell>
          <table:table-cell office:value-type="float" office:value="8196.24" calcext:value-type="float">
            <text:p>8196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4.999" calcext:value-type="float">
            <text:p>584.999</text:p>
          </table:table-cell>
          <table:table-cell office:value-type="float" office:value="225.239" calcext:value-type="float">
            <text:p>225.239</text:p>
          </table:table-cell>
          <table:table-cell office:value-type="float" office:value="684.998" calcext:value-type="float">
            <text:p>684.998</text:p>
          </table:table-cell>
          <table:table-cell office:value-type="float" office:value="2.03669" calcext:value-type="float">
            <text:p>2.03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7216" calcext:value-type="float">
            <text:p>0.707216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6995" calcext:value-type="float">
            <text:p>0.706995</text:p>
          </table:table-cell>
          <table:table-cell office:value-type="float" office:value="0" calcext:value-type="float">
            <text:p>0</text:p>
          </table:table-cell>
          <table:table-cell office:value-type="float" office:value="-0.707216" calcext:value-type="float">
            <text:p>-0.707216</text:p>
          </table:table-cell>
          <table:table-cell office:value-type="float" office:value="-17949.3" calcext:value-type="float">
            <text:p>-17949.3</text:p>
          </table:table-cell>
          <table:table-cell office:value-type="float" office:value="1239.07" calcext:value-type="float">
            <text:p>1239.07</text:p>
          </table:table-cell>
          <table:table-cell office:value-type="float" office:value="7427.08" calcext:value-type="float">
            <text:p>7427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office:value-type="float" office:value="475" calcext:value-type="float">
            <text:p>475</text:p>
          </table:table-cell>
          <table:table-cell office:value-type="float" office:value="537.499" calcext:value-type="float">
            <text:p>537.499</text:p>
          </table:table-cell>
          <table:table-cell office:value-type="float" office:value="2.03666" calcext:value-type="float">
            <text:p>2.03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749.4" calcext:value-type="float">
            <text:p>-22749.4</text:p>
          </table:table-cell>
          <table:table-cell office:value-type="float" office:value="2713.87" calcext:value-type="float">
            <text:p>2713.87</text:p>
          </table:table-cell>
          <table:table-cell office:value-type="float" office:value="11698.9" calcext:value-type="float">
            <text:p>1169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5.93" calcext:value-type="float">
            <text:p>1385.93</text:p>
          </table:table-cell>
          <table:table-cell office:value-type="float" office:value="292.033" calcext:value-type="float">
            <text:p>292.033</text:p>
          </table:table-cell>
          <table:table-cell office:value-type="float" office:value="1387.79" calcext:value-type="float">
            <text:p>1387.79</text:p>
          </table:table-cell>
          <table:table-cell office:value-type="float" office:value="2.03461" calcext:value-type="float">
            <text:p>2.03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866.8" calcext:value-type="float">
            <text:p>-22866.8</text:p>
          </table:table-cell>
          <table:table-cell office:value-type="float" office:value="1261.86" calcext:value-type="float">
            <text:p>1261.86</text:p>
          </table:table-cell>
          <table:table-cell office:value-type="float" office:value="11771.2" calcext:value-type="float">
            <text:p>1177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.746" calcext:value-type="float">
            <text:p>531.746</text:p>
          </table:table-cell>
          <table:table-cell office:value-type="float" office:value="202.084" calcext:value-type="float">
            <text:p>202.084</text:p>
          </table:table-cell>
          <table:table-cell office:value-type="float" office:value="531.746" calcext:value-type="float">
            <text:p>531.746</text:p>
          </table:table-cell>
          <table:table-cell office:value-type="float" office:value="2.0271" calcext:value-type="float">
            <text:p>2.0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346.9" calcext:value-type="float">
            <text:p>-23346.9</text:p>
          </table:table-cell>
          <table:table-cell office:value-type="float" office:value="1264.61" calcext:value-type="float">
            <text:p>1264.61</text:p>
          </table:table-cell>
          <table:table-cell office:value-type="float" office:value="11955.1" calcext:value-type="float">
            <text:p>1195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7.592" calcext:value-type="float">
            <text:p>307.592</text:p>
          </table:table-cell>
          <table:table-cell office:value-type="float" office:value="204.937" calcext:value-type="float">
            <text:p>204.937</text:p>
          </table:table-cell>
          <table:table-cell office:value-type="float" office:value="307.592" calcext:value-type="float">
            <text:p>307.592</text:p>
          </table:table-cell>
          <table:table-cell office:value-type="float" office:value="2.02708" calcext:value-type="float">
            <text:p>2.02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39.7" calcext:value-type="float">
            <text:p>-23639.7</text:p>
          </table:table-cell>
          <table:table-cell office:value-type="float" office:value="1469.78" calcext:value-type="float">
            <text:p>1469.78</text:p>
          </table:table-cell>
          <table:table-cell office:value-type="float" office:value="11775.6" calcext:value-type="float">
            <text:p>1177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6.398" calcext:value-type="float">
            <text:p>276.398</text:p>
          </table:table-cell>
          <table:table-cell office:value-type="float" office:value="410" calcext:value-type="float">
            <text:p>410</text:p>
          </table:table-cell>
          <table:table-cell office:value-type="float" office:value="282.056" calcext:value-type="float">
            <text:p>282.056</text:p>
          </table:table-cell>
          <table:table-cell office:value-type="float" office:value="2.02705" calcext:value-type="float">
            <text:p>2.02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46.8" calcext:value-type="float">
            <text:p>-23646.8</text:p>
          </table:table-cell>
          <table:table-cell office:value-type="float" office:value="1243.47" calcext:value-type="float">
            <text:p>1243.47</text:p>
          </table:table-cell>
          <table:table-cell office:value-type="float" office:value="11633.4" calcext:value-type="float">
            <text:p>1163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.123" calcext:value-type="float">
            <text:p>453.123</text:p>
          </table:table-cell>
          <table:table-cell office:value-type="float" office:value="183.792" calcext:value-type="float">
            <text:p>183.792</text:p>
          </table:table-cell>
          <table:table-cell office:value-type="float" office:value="438.407" calcext:value-type="float">
            <text:p>438.407</text:p>
          </table:table-cell>
          <table:table-cell office:value-type="float" office:value="2.02702" calcext:value-type="float">
            <text:p>2.02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07109" calcext:value-type="float">
            <text:p>-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-22048.4" calcext:value-type="float">
            <text:p>-22048.4</text:p>
          </table:table-cell>
          <table:table-cell office:value-type="float" office:value="1694.5" calcext:value-type="float">
            <text:p>1694.5</text:p>
          </table:table-cell>
          <table:table-cell office:value-type="float" office:value="12099.1" calcext:value-type="float">
            <text:p>12099.1</text:p>
          </table:table-cell>
          <table:table-cell office:value-type="float" office:value="-22023.2" calcext:value-type="float">
            <text:p>-22023.2</text:p>
          </table:table-cell>
          <table:table-cell office:value-type="float" office:value="1263.19" calcext:value-type="float">
            <text:p>1263.19</text:p>
          </table:table-cell>
          <table:table-cell office:value-type="float" office:value="12110.8" calcext:value-type="float">
            <text:p>12110.8</text:p>
          </table:table-cell>
          <table:table-cell office:value-type="float" office:value="140" calcext:value-type="float">
            <text:p>140</text:p>
          </table:table-cell>
          <table:table-cell office:value-type="float" office:value="242.546" calcext:value-type="float">
            <text:p>242.546</text:p>
          </table:table-cell>
          <table:table-cell office:value-type="float" office:value="348.642" calcext:value-type="float">
            <text:p>348.642</text:p>
          </table:table-cell>
          <table:table-cell office:value-type="float" office:value="2.027" calcext:value-type="float">
            <text:p>2.027</text:p>
          </table:table-cell>
          <table:table-cell office:value-type="float" office:value="2.03215" calcext:value-type="float">
            <text:p>2.03215</text:p>
          </table:table-cell>
        </table:table-row>
        <table:table-row table:style-name="ro1">
          <table:table-cell office:value-type="float" office:value="-0.707109" calcext:value-type="float">
            <text:p>-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-22156.2" calcext:value-type="float">
            <text:p>-22156.2</text:p>
          </table:table-cell>
          <table:table-cell office:value-type="float" office:value="1263.19" calcext:value-type="float">
            <text:p>1263.19</text:p>
          </table:table-cell>
          <table:table-cell office:value-type="float" office:value="11985.1" calcext:value-type="float">
            <text:p>11985.1</text:p>
          </table:table-cell>
          <table:table-cell office:value-type="float" office:value="-22151.9" calcext:value-type="float">
            <text:p>-22151.9</text:p>
          </table:table-cell>
          <table:table-cell office:value-type="float" office:value="1263.19" calcext:value-type="float">
            <text:p>1263.19</text:p>
          </table:table-cell>
          <table:table-cell office:value-type="float" office:value="11969.2" calcext:value-type="float">
            <text:p>11969.2</text:p>
          </table:table-cell>
          <table:table-cell office:value-type="float" office:value="318.066" calcext:value-type="float">
            <text:p>318.066</text:p>
          </table:table-cell>
          <table:table-cell office:value-type="float" office:value="203.412" calcext:value-type="float">
            <text:p>203.412</text:p>
          </table:table-cell>
          <table:table-cell office:value-type="float" office:value="710.397" calcext:value-type="float">
            <text:p>710.397</text:p>
          </table:table-cell>
          <table:table-cell office:value-type="float" office:value="2.027" calcext:value-type="float">
            <text:p>2.027</text:p>
          </table:table-cell>
          <table:table-cell office:value-type="float" office:value="2.03218" calcext:value-type="float">
            <text:p>2.03218</text:p>
          </table:table-cell>
        </table:table-row>
        <table:table-row table:style-name="ro1">
          <table:table-cell office:value-type="float" office:value="-0.707109" calcext:value-type="float">
            <text:p>-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-23482.6" calcext:value-type="float">
            <text:p>-23482.6</text:p>
          </table:table-cell>
          <table:table-cell office:value-type="float" office:value="1259.78" calcext:value-type="float">
            <text:p>1259.78</text:p>
          </table:table-cell>
          <table:table-cell office:value-type="float" office:value="10965.5" calcext:value-type="float">
            <text:p>10965.5</text:p>
          </table:table-cell>
          <table:table-cell office:value-type="float" office:value="-23486.6" calcext:value-type="float">
            <text:p>-23486.6</text:p>
          </table:table-cell>
          <table:table-cell office:value-type="float" office:value="1259.78" calcext:value-type="float">
            <text:p>1259.78</text:p>
          </table:table-cell>
          <table:table-cell office:value-type="float" office:value="10969.6" calcext:value-type="float">
            <text:p>10969.6</text:p>
          </table:table-cell>
          <table:table-cell office:value-type="float" office:value="285.04" calcext:value-type="float">
            <text:p>285.04</text:p>
          </table:table-cell>
          <table:table-cell office:value-type="float" office:value="200" calcext:value-type="float">
            <text:p>200</text:p>
          </table:table-cell>
          <table:table-cell office:value-type="float" office:value="295.782" calcext:value-type="float">
            <text:p>295.782</text:p>
          </table:table-cell>
          <table:table-cell office:value-type="float" office:value="2.02697" calcext:value-type="float">
            <text:p>2.02697</text:p>
          </table:table-cell>
          <table:table-cell office:value-type="float" office:value="2.03087" calcext:value-type="float">
            <text:p>2.03087</text:p>
          </table:table-cell>
        </table:table-row>
        <table:table-row table:style-name="ro1">
          <table:table-cell office:value-type="float" office:value="-0.707109" calcext:value-type="float">
            <text:p>-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-23990.4" calcext:value-type="float">
            <text:p>-23990.4</text:p>
          </table:table-cell>
          <table:table-cell office:value-type="float" office:value="1259.78" calcext:value-type="float">
            <text:p>1259.78</text:p>
          </table:table-cell>
          <table:table-cell office:value-type="float" office:value="11290.4" calcext:value-type="float">
            <text:p>11290.4</text:p>
          </table:table-cell>
          <table:table-cell office:value-type="float" office:value="-24015.1" calcext:value-type="float">
            <text:p>-24015.1</text:p>
          </table:table-cell>
          <table:table-cell office:value-type="float" office:value="1259.78" calcext:value-type="float">
            <text:p>1259.78</text:p>
          </table:table-cell>
          <table:table-cell office:value-type="float" office:value="11315.2" calcext:value-type="float">
            <text:p>11315.2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.02697" calcext:value-type="float">
            <text:p>2.02697</text:p>
          </table:table-cell>
          <table:table-cell office:value-type="float" office:value="2.0309" calcext:value-type="float">
            <text:p>2.03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914.1" calcext:value-type="float">
            <text:p>-22914.1</text:p>
          </table:table-cell>
          <table:table-cell office:value-type="float" office:value="1260.02" calcext:value-type="float">
            <text:p>1260.02</text:p>
          </table:table-cell>
          <table:table-cell office:value-type="float" office:value="10659.7" calcext:value-type="float">
            <text:p>1065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0.637" calcext:value-type="float">
            <text:p>570.637</text:p>
          </table:table-cell>
          <table:table-cell office:value-type="float" office:value="200.31" calcext:value-type="float">
            <text:p>200.31</text:p>
          </table:table-cell>
          <table:table-cell office:value-type="float" office:value="570.637" calcext:value-type="float">
            <text:p>570.637</text:p>
          </table:table-cell>
          <table:table-cell office:value-type="float" office:value="2.02694" calcext:value-type="float">
            <text:p>2.02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325.6" calcext:value-type="float">
            <text:p>-22325.6</text:p>
          </table:table-cell>
          <table:table-cell office:value-type="float" office:value="1260.53" calcext:value-type="float">
            <text:p>1260.53</text:p>
          </table:table-cell>
          <table:table-cell office:value-type="float" office:value="11240.9" calcext:value-type="float">
            <text:p>1124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4.113" calcext:value-type="float">
            <text:p>484.113</text:p>
          </table:table-cell>
          <table:table-cell office:value-type="float" office:value="200.747" calcext:value-type="float">
            <text:p>200.747</text:p>
          </table:table-cell>
          <table:table-cell office:value-type="float" office:value="473.08" calcext:value-type="float">
            <text:p>473.08</text:p>
          </table:table-cell>
          <table:table-cell office:value-type="float" office:value="2.02692" calcext:value-type="float">
            <text:p>2.02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866.8" calcext:value-type="float">
            <text:p>-22866.8</text:p>
          </table:table-cell>
          <table:table-cell office:value-type="float" office:value="1721.86" calcext:value-type="float">
            <text:p>1721.86</text:p>
          </table:table-cell>
          <table:table-cell office:value-type="float" office:value="11771.2" calcext:value-type="float">
            <text:p>1177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.746" calcext:value-type="float">
            <text:p>531.746</text:p>
          </table:table-cell>
          <table:table-cell office:value-type="float" office:value="202.084" calcext:value-type="float">
            <text:p>202.084</text:p>
          </table:table-cell>
          <table:table-cell office:value-type="float" office:value="531.746" calcext:value-type="float">
            <text:p>531.746</text:p>
          </table:table-cell>
          <table:table-cell office:value-type="float" office:value="2.01976" calcext:value-type="float">
            <text:p>2.01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346.9" calcext:value-type="float">
            <text:p>-23346.9</text:p>
          </table:table-cell>
          <table:table-cell office:value-type="float" office:value="1724.61" calcext:value-type="float">
            <text:p>1724.61</text:p>
          </table:table-cell>
          <table:table-cell office:value-type="float" office:value="11955.1" calcext:value-type="float">
            <text:p>1195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7.592" calcext:value-type="float">
            <text:p>307.592</text:p>
          </table:table-cell>
          <table:table-cell office:value-type="float" office:value="204.937" calcext:value-type="float">
            <text:p>204.937</text:p>
          </table:table-cell>
          <table:table-cell office:value-type="float" office:value="307.592" calcext:value-type="float">
            <text:p>307.592</text:p>
          </table:table-cell>
          <table:table-cell office:value-type="float" office:value="2.01973" calcext:value-type="float">
            <text:p>2.01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39.7" calcext:value-type="float">
            <text:p>-23639.7</text:p>
          </table:table-cell>
          <table:table-cell office:value-type="float" office:value="1929.78" calcext:value-type="float">
            <text:p>1929.78</text:p>
          </table:table-cell>
          <table:table-cell office:value-type="float" office:value="11775.6" calcext:value-type="float">
            <text:p>1177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6.398" calcext:value-type="float">
            <text:p>276.398</text:p>
          </table:table-cell>
          <table:table-cell office:value-type="float" office:value="410" calcext:value-type="float">
            <text:p>410</text:p>
          </table:table-cell>
          <table:table-cell office:value-type="float" office:value="282.056" calcext:value-type="float">
            <text:p>282.056</text:p>
          </table:table-cell>
          <table:table-cell office:value-type="float" office:value="2.01971" calcext:value-type="float">
            <text:p>2.01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46.8" calcext:value-type="float">
            <text:p>-23646.8</text:p>
          </table:table-cell>
          <table:table-cell office:value-type="float" office:value="1703.47" calcext:value-type="float">
            <text:p>1703.47</text:p>
          </table:table-cell>
          <table:table-cell office:value-type="float" office:value="11633.4" calcext:value-type="float">
            <text:p>1163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.123" calcext:value-type="float">
            <text:p>453.123</text:p>
          </table:table-cell>
          <table:table-cell office:value-type="float" office:value="183.792" calcext:value-type="float">
            <text:p>183.792</text:p>
          </table:table-cell>
          <table:table-cell office:value-type="float" office:value="438.407" calcext:value-type="float">
            <text:p>438.407</text:p>
          </table:table-cell>
          <table:table-cell office:value-type="float" office:value="2.01968" calcext:value-type="float">
            <text:p>2.0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07109" calcext:value-type="float">
            <text:p>-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-22048.4" calcext:value-type="float">
            <text:p>-22048.4</text:p>
          </table:table-cell>
          <table:table-cell office:value-type="float" office:value="2154.5" calcext:value-type="float">
            <text:p>2154.5</text:p>
          </table:table-cell>
          <table:table-cell office:value-type="float" office:value="12099.1" calcext:value-type="float">
            <text:p>12099.1</text:p>
          </table:table-cell>
          <table:table-cell office:value-type="float" office:value="-22023.2" calcext:value-type="float">
            <text:p>-22023.2</text:p>
          </table:table-cell>
          <table:table-cell office:value-type="float" office:value="1723.19" calcext:value-type="float">
            <text:p>1723.19</text:p>
          </table:table-cell>
          <table:table-cell office:value-type="float" office:value="12110.8" calcext:value-type="float">
            <text:p>12110.8</text:p>
          </table:table-cell>
          <table:table-cell office:value-type="float" office:value="140" calcext:value-type="float">
            <text:p>140</text:p>
          </table:table-cell>
          <table:table-cell office:value-type="float" office:value="242.546" calcext:value-type="float">
            <text:p>242.546</text:p>
          </table:table-cell>
          <table:table-cell office:value-type="float" office:value="348.642" calcext:value-type="float">
            <text:p>348.642</text:p>
          </table:table-cell>
          <table:table-cell office:value-type="float" office:value="2.01965" calcext:value-type="float">
            <text:p>2.01965</text:p>
          </table:table-cell>
          <table:table-cell office:value-type="float" office:value="2.02454" calcext:value-type="float">
            <text:p>2.02454</text:p>
          </table:table-cell>
        </table:table-row>
        <table:table-row table:style-name="ro1">
          <table:table-cell office:value-type="float" office:value="-0.707109" calcext:value-type="float">
            <text:p>-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-22156.2" calcext:value-type="float">
            <text:p>-22156.2</text:p>
          </table:table-cell>
          <table:table-cell office:value-type="float" office:value="1723.19" calcext:value-type="float">
            <text:p>1723.19</text:p>
          </table:table-cell>
          <table:table-cell office:value-type="float" office:value="11985.1" calcext:value-type="float">
            <text:p>11985.1</text:p>
          </table:table-cell>
          <table:table-cell office:value-type="float" office:value="-22151.9" calcext:value-type="float">
            <text:p>-22151.9</text:p>
          </table:table-cell>
          <table:table-cell office:value-type="float" office:value="1723.19" calcext:value-type="float">
            <text:p>1723.19</text:p>
          </table:table-cell>
          <table:table-cell office:value-type="float" office:value="11969.2" calcext:value-type="float">
            <text:p>11969.2</text:p>
          </table:table-cell>
          <table:table-cell office:value-type="float" office:value="318.066" calcext:value-type="float">
            <text:p>318.066</text:p>
          </table:table-cell>
          <table:table-cell office:value-type="float" office:value="203.412" calcext:value-type="float">
            <text:p>203.412</text:p>
          </table:table-cell>
          <table:table-cell office:value-type="float" office:value="710.397" calcext:value-type="float">
            <text:p>710.397</text:p>
          </table:table-cell>
          <table:table-cell office:value-type="float" office:value="2.01965" calcext:value-type="float">
            <text:p>2.01965</text:p>
          </table:table-cell>
          <table:table-cell office:value-type="float" office:value="2.02457" calcext:value-type="float">
            <text:p>2.02457</text:p>
          </table:table-cell>
        </table:table-row>
        <table:table-row table:style-name="ro1">
          <table:table-cell office:value-type="float" office:value="-0.707109" calcext:value-type="float">
            <text:p>-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-23482.6" calcext:value-type="float">
            <text:p>-23482.6</text:p>
          </table:table-cell>
          <table:table-cell office:value-type="float" office:value="1719.78" calcext:value-type="float">
            <text:p>1719.78</text:p>
          </table:table-cell>
          <table:table-cell office:value-type="float" office:value="10965.5" calcext:value-type="float">
            <text:p>10965.5</text:p>
          </table:table-cell>
          <table:table-cell office:value-type="float" office:value="-23486.6" calcext:value-type="float">
            <text:p>-23486.6</text:p>
          </table:table-cell>
          <table:table-cell office:value-type="float" office:value="1719.78" calcext:value-type="float">
            <text:p>1719.78</text:p>
          </table:table-cell>
          <table:table-cell office:value-type="float" office:value="10969.6" calcext:value-type="float">
            <text:p>10969.6</text:p>
          </table:table-cell>
          <table:table-cell office:value-type="float" office:value="285.04" calcext:value-type="float">
            <text:p>285.04</text:p>
          </table:table-cell>
          <table:table-cell office:value-type="float" office:value="200" calcext:value-type="float">
            <text:p>200</text:p>
          </table:table-cell>
          <table:table-cell office:value-type="float" office:value="295.782" calcext:value-type="float">
            <text:p>295.782</text:p>
          </table:table-cell>
          <table:table-cell office:value-type="float" office:value="2.01963" calcext:value-type="float">
            <text:p>2.01963</text:p>
          </table:table-cell>
          <table:table-cell office:value-type="float" office:value="2.02339" calcext:value-type="float">
            <text:p>2.02339</text:p>
          </table:table-cell>
        </table:table-row>
        <table:table-row table:style-name="ro1">
          <table:table-cell office:value-type="float" office:value="-0.707109" calcext:value-type="float">
            <text:p>-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-23990.4" calcext:value-type="float">
            <text:p>-23990.4</text:p>
          </table:table-cell>
          <table:table-cell office:value-type="float" office:value="1719.78" calcext:value-type="float">
            <text:p>1719.78</text:p>
          </table:table-cell>
          <table:table-cell office:value-type="float" office:value="11290.4" calcext:value-type="float">
            <text:p>11290.4</text:p>
          </table:table-cell>
          <table:table-cell office:value-type="float" office:value="-24015.1" calcext:value-type="float">
            <text:p>-24015.1</text:p>
          </table:table-cell>
          <table:table-cell office:value-type="float" office:value="1719.78" calcext:value-type="float">
            <text:p>1719.78</text:p>
          </table:table-cell>
          <table:table-cell office:value-type="float" office:value="11315.2" calcext:value-type="float">
            <text:p>11315.2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.01963" calcext:value-type="float">
            <text:p>2.01963</text:p>
          </table:table-cell>
          <table:table-cell office:value-type="float" office:value="2.02342" calcext:value-type="float">
            <text:p>2.0234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914.1" calcext:value-type="float">
            <text:p>-22914.1</text:p>
          </table:table-cell>
          <table:table-cell office:value-type="float" office:value="1720.02" calcext:value-type="float">
            <text:p>1720.02</text:p>
          </table:table-cell>
          <table:table-cell office:value-type="float" office:value="10659.7" calcext:value-type="float">
            <text:p>1065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0.637" calcext:value-type="float">
            <text:p>570.637</text:p>
          </table:table-cell>
          <table:table-cell office:value-type="float" office:value="200.31" calcext:value-type="float">
            <text:p>200.31</text:p>
          </table:table-cell>
          <table:table-cell office:value-type="float" office:value="570.637" calcext:value-type="float">
            <text:p>570.637</text:p>
          </table:table-cell>
          <table:table-cell office:value-type="float" office:value="2.0196" calcext:value-type="float">
            <text:p>2.0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325.6" calcext:value-type="float">
            <text:p>-22325.6</text:p>
          </table:table-cell>
          <table:table-cell office:value-type="float" office:value="1720.53" calcext:value-type="float">
            <text:p>1720.53</text:p>
          </table:table-cell>
          <table:table-cell office:value-type="float" office:value="11240.9" calcext:value-type="float">
            <text:p>1124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4.113" calcext:value-type="float">
            <text:p>484.113</text:p>
          </table:table-cell>
          <table:table-cell office:value-type="float" office:value="200.747" calcext:value-type="float">
            <text:p>200.747</text:p>
          </table:table-cell>
          <table:table-cell office:value-type="float" office:value="473.08" calcext:value-type="float">
            <text:p>473.08</text:p>
          </table:table-cell>
          <table:table-cell office:value-type="float" office:value="2.01957" calcext:value-type="float">
            <text:p>2.01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866.8" calcext:value-type="float">
            <text:p>-22866.8</text:p>
          </table:table-cell>
          <table:table-cell office:value-type="float" office:value="2181.86" calcext:value-type="float">
            <text:p>2181.86</text:p>
          </table:table-cell>
          <table:table-cell office:value-type="float" office:value="11771.2" calcext:value-type="float">
            <text:p>1177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.746" calcext:value-type="float">
            <text:p>531.746</text:p>
          </table:table-cell>
          <table:table-cell office:value-type="float" office:value="202.084" calcext:value-type="float">
            <text:p>202.084</text:p>
          </table:table-cell>
          <table:table-cell office:value-type="float" office:value="531.746" calcext:value-type="float">
            <text:p>531.746</text:p>
          </table:table-cell>
          <table:table-cell office:value-type="float" office:value="2.01194" calcext:value-type="float">
            <text:p>2.01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346.9" calcext:value-type="float">
            <text:p>-23346.9</text:p>
          </table:table-cell>
          <table:table-cell office:value-type="float" office:value="2184.61" calcext:value-type="float">
            <text:p>2184.61</text:p>
          </table:table-cell>
          <table:table-cell office:value-type="float" office:value="11955.1" calcext:value-type="float">
            <text:p>1195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7.592" calcext:value-type="float">
            <text:p>307.592</text:p>
          </table:table-cell>
          <table:table-cell office:value-type="float" office:value="204.937" calcext:value-type="float">
            <text:p>204.937</text:p>
          </table:table-cell>
          <table:table-cell office:value-type="float" office:value="307.592" calcext:value-type="float">
            <text:p>307.592</text:p>
          </table:table-cell>
          <table:table-cell office:value-type="float" office:value="2.01191" calcext:value-type="float">
            <text:p>2.01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455.8" calcext:value-type="float">
            <text:p>-23455.8</text:p>
          </table:table-cell>
          <table:table-cell office:value-type="float" office:value="2344.2" calcext:value-type="float">
            <text:p>2344.2</text:p>
          </table:table-cell>
          <table:table-cell office:value-type="float" office:value="11757.2" calcext:value-type="float">
            <text:p>11757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.906" calcext:value-type="float">
            <text:p>127.906</text:p>
          </table:table-cell>
          <table:table-cell office:value-type="float" office:value="364.417" calcext:value-type="float">
            <text:p>364.417</text:p>
          </table:table-cell>
          <table:table-cell office:value-type="float" office:value="130.734" calcext:value-type="float">
            <text:p>130.734</text:p>
          </table:table-cell>
          <table:table-cell office:value-type="float" office:value="2.01188" calcext:value-type="float">
            <text:p>2.0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46.8" calcext:value-type="float">
            <text:p>-23646.8</text:p>
          </table:table-cell>
          <table:table-cell office:value-type="float" office:value="2163.47" calcext:value-type="float">
            <text:p>2163.47</text:p>
          </table:table-cell>
          <table:table-cell office:value-type="float" office:value="11633.4" calcext:value-type="float">
            <text:p>1163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.123" calcext:value-type="float">
            <text:p>453.123</text:p>
          </table:table-cell>
          <table:table-cell office:value-type="float" office:value="183.792" calcext:value-type="float">
            <text:p>183.792</text:p>
          </table:table-cell>
          <table:table-cell office:value-type="float" office:value="438.407" calcext:value-type="float">
            <text:p>438.407</text:p>
          </table:table-cell>
          <table:table-cell office:value-type="float" office:value="2.01186" calcext:value-type="float">
            <text:p>2.01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07109" calcext:value-type="float">
            <text:p>-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-22048.4" calcext:value-type="float">
            <text:p>-22048.4</text:p>
          </table:table-cell>
          <table:table-cell office:value-type="float" office:value="2614.5" calcext:value-type="float">
            <text:p>2614.5</text:p>
          </table:table-cell>
          <table:table-cell office:value-type="float" office:value="12099.1" calcext:value-type="float">
            <text:p>12099.1</text:p>
          </table:table-cell>
          <table:table-cell office:value-type="float" office:value="-22023.2" calcext:value-type="float">
            <text:p>-22023.2</text:p>
          </table:table-cell>
          <table:table-cell office:value-type="float" office:value="2183.19" calcext:value-type="float">
            <text:p>2183.19</text:p>
          </table:table-cell>
          <table:table-cell office:value-type="float" office:value="12110.8" calcext:value-type="float">
            <text:p>12110.8</text:p>
          </table:table-cell>
          <table:table-cell office:value-type="float" office:value="140" calcext:value-type="float">
            <text:p>140</text:p>
          </table:table-cell>
          <table:table-cell office:value-type="float" office:value="242.546" calcext:value-type="float">
            <text:p>242.546</text:p>
          </table:table-cell>
          <table:table-cell office:value-type="float" office:value="348.642" calcext:value-type="float">
            <text:p>348.642</text:p>
          </table:table-cell>
          <table:table-cell office:value-type="float" office:value="2.01183" calcext:value-type="float">
            <text:p>2.01183</text:p>
          </table:table-cell>
          <table:table-cell office:value-type="float" office:value="2.01685" calcext:value-type="float">
            <text:p>2.01685</text:p>
          </table:table-cell>
        </table:table-row>
        <table:table-row table:style-name="ro1">
          <table:table-cell office:value-type="float" office:value="-0.707109" calcext:value-type="float">
            <text:p>-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-22156.2" calcext:value-type="float">
            <text:p>-22156.2</text:p>
          </table:table-cell>
          <table:table-cell office:value-type="float" office:value="2183.19" calcext:value-type="float">
            <text:p>2183.19</text:p>
          </table:table-cell>
          <table:table-cell office:value-type="float" office:value="11985.1" calcext:value-type="float">
            <text:p>11985.1</text:p>
          </table:table-cell>
          <table:table-cell office:value-type="float" office:value="-22151.9" calcext:value-type="float">
            <text:p>-22151.9</text:p>
          </table:table-cell>
          <table:table-cell office:value-type="float" office:value="2183.19" calcext:value-type="float">
            <text:p>2183.19</text:p>
          </table:table-cell>
          <table:table-cell office:value-type="float" office:value="11969.2" calcext:value-type="float">
            <text:p>11969.2</text:p>
          </table:table-cell>
          <table:table-cell office:value-type="float" office:value="318.066" calcext:value-type="float">
            <text:p>318.066</text:p>
          </table:table-cell>
          <table:table-cell office:value-type="float" office:value="203.412" calcext:value-type="float">
            <text:p>203.412</text:p>
          </table:table-cell>
          <table:table-cell office:value-type="float" office:value="710.397" calcext:value-type="float">
            <text:p>710.397</text:p>
          </table:table-cell>
          <table:table-cell office:value-type="float" office:value="2.01183" calcext:value-type="float">
            <text:p>2.01183</text:p>
          </table:table-cell>
          <table:table-cell office:value-type="float" office:value="2.01688" calcext:value-type="float">
            <text:p>2.01688</text:p>
          </table:table-cell>
        </table:table-row>
        <table:table-row table:style-name="ro1">
          <table:table-cell office:value-type="float" office:value="-0.707109" calcext:value-type="float">
            <text:p>-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-23482.6" calcext:value-type="float">
            <text:p>-23482.6</text:p>
          </table:table-cell>
          <table:table-cell office:value-type="float" office:value="2179.78" calcext:value-type="float">
            <text:p>2179.78</text:p>
          </table:table-cell>
          <table:table-cell office:value-type="float" office:value="10965.5" calcext:value-type="float">
            <text:p>10965.5</text:p>
          </table:table-cell>
          <table:table-cell office:value-type="float" office:value="-23486.6" calcext:value-type="float">
            <text:p>-23486.6</text:p>
          </table:table-cell>
          <table:table-cell office:value-type="float" office:value="2179.78" calcext:value-type="float">
            <text:p>2179.78</text:p>
          </table:table-cell>
          <table:table-cell office:value-type="float" office:value="10969.6" calcext:value-type="float">
            <text:p>10969.6</text:p>
          </table:table-cell>
          <table:table-cell office:value-type="float" office:value="285.04" calcext:value-type="float">
            <text:p>285.04</text:p>
          </table:table-cell>
          <table:table-cell office:value-type="float" office:value="200" calcext:value-type="float">
            <text:p>200</text:p>
          </table:table-cell>
          <table:table-cell office:value-type="float" office:value="295.782" calcext:value-type="float">
            <text:p>295.782</text:p>
          </table:table-cell>
          <table:table-cell office:value-type="float" office:value="2.0118" calcext:value-type="float">
            <text:p>2.0118</text:p>
          </table:table-cell>
          <table:table-cell office:value-type="float" office:value="2.01565" calcext:value-type="float">
            <text:p>2.01565</text:p>
          </table:table-cell>
        </table:table-row>
        <table:table-row table:style-name="ro1">
          <table:table-cell office:value-type="float" office:value="-0.707109" calcext:value-type="float">
            <text:p>-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0" calcext:value-type="float">
            <text:p>0</text:p>
          </table:table-cell>
          <table:table-cell office:value-type="float" office:value="0.707109" calcext:value-type="float">
            <text:p>0.707109</text:p>
          </table:table-cell>
          <table:table-cell office:value-type="float" office:value="-23990.4" calcext:value-type="float">
            <text:p>-23990.4</text:p>
          </table:table-cell>
          <table:table-cell office:value-type="float" office:value="2179.78" calcext:value-type="float">
            <text:p>2179.78</text:p>
          </table:table-cell>
          <table:table-cell office:value-type="float" office:value="11290.4" calcext:value-type="float">
            <text:p>11290.4</text:p>
          </table:table-cell>
          <table:table-cell office:value-type="float" office:value="-24015.1" calcext:value-type="float">
            <text:p>-24015.1</text:p>
          </table:table-cell>
          <table:table-cell office:value-type="float" office:value="2179.78" calcext:value-type="float">
            <text:p>2179.78</text:p>
          </table:table-cell>
          <table:table-cell office:value-type="float" office:value="11315.2" calcext:value-type="float">
            <text:p>11315.2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.0118" calcext:value-type="float">
            <text:p>2.0118</text:p>
          </table:table-cell>
          <table:table-cell office:value-type="float" office:value="2.01567" calcext:value-type="float">
            <text:p>2.015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914.1" calcext:value-type="float">
            <text:p>-22914.1</text:p>
          </table:table-cell>
          <table:table-cell office:value-type="float" office:value="2180.02" calcext:value-type="float">
            <text:p>2180.02</text:p>
          </table:table-cell>
          <table:table-cell office:value-type="float" office:value="10659.7" calcext:value-type="float">
            <text:p>1065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0.637" calcext:value-type="float">
            <text:p>570.637</text:p>
          </table:table-cell>
          <table:table-cell office:value-type="float" office:value="200.31" calcext:value-type="float">
            <text:p>200.31</text:p>
          </table:table-cell>
          <table:table-cell office:value-type="float" office:value="570.637" calcext:value-type="float">
            <text:p>570.637</text:p>
          </table:table-cell>
          <table:table-cell office:value-type="float" office:value="2.01178" calcext:value-type="float">
            <text:p>2.0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325.6" calcext:value-type="float">
            <text:p>-22325.6</text:p>
          </table:table-cell>
          <table:table-cell office:value-type="float" office:value="2180.53" calcext:value-type="float">
            <text:p>2180.53</text:p>
          </table:table-cell>
          <table:table-cell office:value-type="float" office:value="11240.9" calcext:value-type="float">
            <text:p>1124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4.113" calcext:value-type="float">
            <text:p>484.113</text:p>
          </table:table-cell>
          <table:table-cell office:value-type="float" office:value="200.747" calcext:value-type="float">
            <text:p>200.747</text:p>
          </table:table-cell>
          <table:table-cell office:value-type="float" office:value="473.08" calcext:value-type="float">
            <text:p>473.08</text:p>
          </table:table-cell>
          <table:table-cell office:value-type="float" office:value="2.01175" calcext:value-type="float">
            <text:p>2.0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07108" calcext:value-type="float">
            <text:p>-0.707108</text:p>
          </table:table-cell>
          <table:table-cell office:value-type="float" office:value="0" calcext:value-type="float">
            <text:p>0</text:p>
          </table:table-cell>
          <table:table-cell office:value-type="float" office:value="0.707108" calcext:value-type="float">
            <text:p>0.707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7108" calcext:value-type="float">
            <text:p>0.707108</text:p>
          </table:table-cell>
          <table:table-cell office:value-type="float" office:value="0" calcext:value-type="float">
            <text:p>0</text:p>
          </table:table-cell>
          <table:table-cell office:value-type="float" office:value="0.707108" calcext:value-type="float">
            <text:p>0.707108</text:p>
          </table:table-cell>
          <table:table-cell office:value-type="float" office:value="-22088.2" calcext:value-type="float">
            <text:p>-22088.2</text:p>
          </table:table-cell>
          <table:table-cell office:value-type="float" office:value="1262.6" calcext:value-type="float">
            <text:p>1262.6</text:p>
          </table:table-cell>
          <table:table-cell office:value-type="float" office:value="12138.9" calcext:value-type="float">
            <text:p>12138.9</text:p>
          </table:table-cell>
          <table:table-cell office:value-type="float" office:value="-22023.2" calcext:value-type="float">
            <text:p>-22023.2</text:p>
          </table:table-cell>
          <table:table-cell office:value-type="float" office:value="851.015" calcext:value-type="float">
            <text:p>851.015</text:p>
          </table:table-cell>
          <table:table-cell office:value-type="float" office:value="12110.8" calcext:value-type="float">
            <text:p>12110.8</text:p>
          </table:table-cell>
          <table:table-cell office:value-type="float" office:value="140" calcext:value-type="float">
            <text:p>140</text:p>
          </table:table-cell>
          <table:table-cell office:value-type="float" office:value="222.822" calcext:value-type="float">
            <text:p>222.822</text:p>
          </table:table-cell>
          <table:table-cell office:value-type="float" office:value="285.001" calcext:value-type="float">
            <text:p>285.001</text:p>
          </table:table-cell>
          <table:table-cell office:value-type="float" office:value="2.00259" calcext:value-type="float">
            <text:p>2.00259</text:p>
          </table:table-cell>
          <table:table-cell office:value-type="float" office:value="2.00748" calcext:value-type="float">
            <text:p>2.00748</text:p>
          </table:table-cell>
        </table:table-row>
        <table:table-row table:style-name="ro1">
          <table:table-cell office:value-type="float" office:value="-0.707108" calcext:value-type="float">
            <text:p>-0.707108</text:p>
          </table:table-cell>
          <table:table-cell office:value-type="float" office:value="0" calcext:value-type="float">
            <text:p>0</text:p>
          </table:table-cell>
          <table:table-cell office:value-type="float" office:value="0.707108" calcext:value-type="float">
            <text:p>0.707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7108" calcext:value-type="float">
            <text:p>0.707108</text:p>
          </table:table-cell>
          <table:table-cell office:value-type="float" office:value="0" calcext:value-type="float">
            <text:p>0</text:p>
          </table:table-cell>
          <table:table-cell office:value-type="float" office:value="0.707108" calcext:value-type="float">
            <text:p>0.707108</text:p>
          </table:table-cell>
          <table:table-cell office:value-type="float" office:value="-22696.3" calcext:value-type="float">
            <text:p>-22696.3</text:p>
          </table:table-cell>
          <table:table-cell office:value-type="float" office:value="851.015" calcext:value-type="float">
            <text:p>851.015</text:p>
          </table:table-cell>
          <table:table-cell office:value-type="float" office:value="12725.8" calcext:value-type="float">
            <text:p>12725.8</text:p>
          </table:table-cell>
          <table:table-cell office:value-type="float" office:value="-22696.3" calcext:value-type="float">
            <text:p>-22696.3</text:p>
          </table:table-cell>
          <table:table-cell office:value-type="float" office:value="851.015" calcext:value-type="float">
            <text:p>851.015</text:p>
          </table:table-cell>
          <table:table-cell office:value-type="float" office:value="12725.8" calcext:value-type="float">
            <text:p>12725.8</text:p>
          </table:table-cell>
          <table:table-cell office:value-type="float" office:value="155" calcext:value-type="float">
            <text:p>155</text:p>
          </table:table-cell>
          <table:table-cell office:value-type="float" office:value="203.412" calcext:value-type="float">
            <text:p>203.412</text:p>
          </table:table-cell>
          <table:table-cell office:value-type="float" office:value="220.001" calcext:value-type="float">
            <text:p>220.001</text:p>
          </table:table-cell>
          <table:table-cell office:value-type="float" office:value="2.00259" calcext:value-type="float">
            <text:p>2.00259</text:p>
          </table:table-cell>
          <table:table-cell office:value-type="float" office:value="2.0075" calcext:value-type="float">
            <text:p>2.0075</text:p>
          </table:table-cell>
        </table:table-row>
        <table:table-row table:style-name="ro1">
          <table:table-cell office:value-type="float" office:value="-0.707108" calcext:value-type="float">
            <text:p>-0.707108</text:p>
          </table:table-cell>
          <table:table-cell office:value-type="float" office:value="0" calcext:value-type="float">
            <text:p>0</text:p>
          </table:table-cell>
          <table:table-cell office:value-type="float" office:value="0.707108" calcext:value-type="float">
            <text:p>0.707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7108" calcext:value-type="float">
            <text:p>0.707108</text:p>
          </table:table-cell>
          <table:table-cell office:value-type="float" office:value="0" calcext:value-type="float">
            <text:p>0</text:p>
          </table:table-cell>
          <table:table-cell office:value-type="float" office:value="0.707108" calcext:value-type="float">
            <text:p>0.707108</text:p>
          </table:table-cell>
          <table:table-cell office:value-type="float" office:value="-22151.9" calcext:value-type="float">
            <text:p>-22151.9</text:p>
          </table:table-cell>
          <table:table-cell office:value-type="float" office:value="851.015" calcext:value-type="float">
            <text:p>851.015</text:p>
          </table:table-cell>
          <table:table-cell office:value-type="float" office:value="11969.2" calcext:value-type="float">
            <text:p>11969.2</text:p>
          </table:table-cell>
          <table:table-cell office:value-type="float" office:value="-22151.9" calcext:value-type="float">
            <text:p>-22151.9</text:p>
          </table:table-cell>
          <table:table-cell office:value-type="float" office:value="851.015" calcext:value-type="float">
            <text:p>851.015</text:p>
          </table:table-cell>
          <table:table-cell office:value-type="float" office:value="11969.2" calcext:value-type="float">
            <text:p>11969.2</text:p>
          </table:table-cell>
          <table:table-cell office:value-type="float" office:value="305" calcext:value-type="float">
            <text:p>305</text:p>
          </table:table-cell>
          <table:table-cell office:value-type="float" office:value="203.412" calcext:value-type="float">
            <text:p>203.412</text:p>
          </table:table-cell>
          <table:table-cell office:value-type="float" office:value="700.001" calcext:value-type="float">
            <text:p>700.001</text:p>
          </table:table-cell>
          <table:table-cell office:value-type="float" office:value="2.00259" calcext:value-type="float">
            <text:p>2.00259</text:p>
          </table:table-cell>
          <table:table-cell office:value-type="float" office:value="2.00753" calcext:value-type="float">
            <text:p>2.0075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092.3" calcext:value-type="float">
            <text:p>-23092.3</text:p>
          </table:table-cell>
          <table:table-cell office:value-type="float" office:value="861.894" calcext:value-type="float">
            <text:p>861.894</text:p>
          </table:table-cell>
          <table:table-cell office:value-type="float" office:value="12235" calcext:value-type="float">
            <text:p>12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5.08" calcext:value-type="float">
            <text:p>555.08</text:p>
          </table:table-cell>
          <table:table-cell office:value-type="float" office:value="182.116" calcext:value-type="float">
            <text:p>182.116</text:p>
          </table:table-cell>
          <table:table-cell office:value-type="float" office:value="580.401" calcext:value-type="float">
            <text:p>580.401</text:p>
          </table:table-cell>
          <table:table-cell office:value-type="float" office:value="2.00256" calcext:value-type="float">
            <text:p>2.0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440.4" calcext:value-type="float">
            <text:p>-22440.4</text:p>
          </table:table-cell>
          <table:table-cell office:value-type="float" office:value="871.996" calcext:value-type="float">
            <text:p>871.996</text:p>
          </table:table-cell>
          <table:table-cell office:value-type="float" office:value="10920.6" calcext:value-type="float">
            <text:p>1092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8.924" calcext:value-type="float">
            <text:p>598.924</text:p>
          </table:table-cell>
          <table:table-cell office:value-type="float" office:value="192.217" calcext:value-type="float">
            <text:p>192.217</text:p>
          </table:table-cell>
          <table:table-cell office:value-type="float" office:value="595.386" calcext:value-type="float">
            <text:p>595.386</text:p>
          </table:table-cell>
          <table:table-cell office:value-type="float" office:value="2.00254" calcext:value-type="float">
            <text:p>2.00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590.6" calcext:value-type="float">
            <text:p>-23590.6</text:p>
          </table:table-cell>
          <table:table-cell office:value-type="float" office:value="1049.43" calcext:value-type="float">
            <text:p>1049.43</text:p>
          </table:table-cell>
          <table:table-cell office:value-type="float" office:value="11606.3" calcext:value-type="float">
            <text:p>1160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6.871" calcext:value-type="float">
            <text:p>396.871</text:p>
          </table:table-cell>
          <table:table-cell office:value-type="float" office:value="370.348" calcext:value-type="float">
            <text:p>370.348</text:p>
          </table:table-cell>
          <table:table-cell office:value-type="float" office:value="460.822" calcext:value-type="float">
            <text:p>460.822</text:p>
          </table:table-cell>
          <table:table-cell office:value-type="float" office:value="2.00251" calcext:value-type="float">
            <text:p>2.00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076.8" calcext:value-type="float">
            <text:p>-23076.8</text:p>
          </table:table-cell>
          <table:table-cell office:value-type="float" office:value="875.805" calcext:value-type="float">
            <text:p>875.805</text:p>
          </table:table-cell>
          <table:table-cell office:value-type="float" office:value="10374.7" calcext:value-type="float">
            <text:p>1037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.793" calcext:value-type="float">
            <text:p>287.793</text:p>
          </table:table-cell>
          <table:table-cell office:value-type="float" office:value="196.026" calcext:value-type="float">
            <text:p>196.026</text:p>
          </table:table-cell>
          <table:table-cell office:value-type="float" office:value="275.772" calcext:value-type="float">
            <text:p>275.772</text:p>
          </table:table-cell>
          <table:table-cell office:value-type="float" office:value="2.00248" calcext:value-type="float">
            <text:p>2.00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10.3" calcext:value-type="float">
            <text:p>-23610.3</text:p>
          </table:table-cell>
          <table:table-cell office:value-type="float" office:value="930.836" calcext:value-type="float">
            <text:p>930.836</text:p>
          </table:table-cell>
          <table:table-cell office:value-type="float" office:value="10866.1" calcext:value-type="float">
            <text:p>1086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.662" calcext:value-type="float">
            <text:p>436.662</text:p>
          </table:table-cell>
          <table:table-cell office:value-type="float" office:value="171.057" calcext:value-type="float">
            <text:p>171.057</text:p>
          </table:table-cell>
          <table:table-cell office:value-type="float" office:value="436.993" calcext:value-type="float">
            <text:p>436.993</text:p>
          </table:table-cell>
          <table:table-cell office:value-type="float" office:value="2.00246" calcext:value-type="float">
            <text:p>2.00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86.8" calcext:value-type="float">
            <text:p>-23986.8</text:p>
          </table:table-cell>
          <table:table-cell office:value-type="float" office:value="877.072" calcext:value-type="float">
            <text:p>877.072</text:p>
          </table:table-cell>
          <table:table-cell office:value-type="float" office:value="11468.5" calcext:value-type="float">
            <text:p>1146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9.412" calcext:value-type="float">
            <text:p>339.412</text:p>
          </table:table-cell>
          <table:table-cell office:value-type="float" office:value="197.294" calcext:value-type="float">
            <text:p>197.294</text:p>
          </table:table-cell>
          <table:table-cell office:value-type="float" office:value="351.379" calcext:value-type="float">
            <text:p>351.379</text:p>
          </table:table-cell>
          <table:table-cell office:value-type="float" office:value="2.0024" calcext:value-type="float">
            <text:p>2.00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42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2T18:25:17.899000000</dc:date>
    <meta:editing-duration>PT4M15S</meta:editing-duration>
    <meta:editing-cycles>1</meta:editing-cycles>
    <meta:generator>LibreOffice/6.1.3.2$Windows_X86_64 LibreOffice_project/86daf60bf00efa86ad547e59e09d6bb77c699acb</meta:generator>
    <meta:document-statistic meta:table-count="1" meta:cell-count="2920" meta:object-count="0"/>
  </office:meta>
</office:document-meta>
</file>